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498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3.808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099cm"/>
    </style:style>
    <style:style style:name="co15" style:family="table-column">
      <style:table-column-properties fo:break-before="auto" style:column-width="1.254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3.999cm"/>
    </style:style>
    <style:style style:name="co18" style:family="table-column">
      <style:table-column-properties fo:break-before="auto" style:column-width="1.15cm"/>
    </style:style>
    <style:style style:name="co19" style:family="table-column">
      <style:table-column-properties fo:break-before="auto" style:column-width="1.457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4.165cm"/>
    </style:style>
    <style:style style:name="co26" style:family="table-column">
      <style:table-column-properties fo:break-before="auto" style:column-width="1.88cm"/>
    </style:style>
    <style:style style:name="co27" style:family="table-column">
      <style:table-column-properties fo:break-before="auto" style:column-width="2.004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2.598cm"/>
    </style:style>
    <style:style style:name="co31" style:family="table-column">
      <style:table-column-properties fo:break-before="auto" style:column-width="2.693cm"/>
    </style:style>
    <style:style style:name="co32" style:family="table-column">
      <style:table-column-properties fo:break-before="auto" style:column-width="1.621cm"/>
    </style:style>
    <style:style style:name="co33" style:family="table-column">
      <style:table-column-properties fo:break-before="auto" style:column-width="2.992cm"/>
    </style:style>
    <style:style style:name="co34" style:family="table-column">
      <style:table-column-properties fo:break-before="auto" style:column-width="2.611cm"/>
    </style:style>
    <style:style style:name="co35" style:family="table-column">
      <style:table-column-properties fo:break-before="auto" style:column-width="2.872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2.399cm"/>
    </style:style>
    <style:style style:name="co38" style:family="table-column">
      <style:table-column-properties fo:break-before="auto" style:column-width="1.776cm"/>
    </style:style>
    <style:style style:name="co39" style:family="table-column">
      <style:table-column-properties fo:break-before="auto" style:column-width="1.547cm"/>
    </style:style>
    <style:style style:name="co40" style:family="table-column">
      <style:table-column-properties fo:break-before="auto" style:column-width="1.499cm"/>
    </style:style>
    <style:style style:name="co41" style:family="table-column">
      <style:table-column-properties fo:break-before="auto" style:column-width="1.616cm"/>
    </style:style>
    <style:style style:name="co42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1.316cm"/>
    </style:style>
    <style:style style:name="co45" style:family="table-column">
      <style:table-column-properties fo:break-before="auto" style:column-width="1.222cm"/>
    </style:style>
    <style:style style:name="co46" style:family="table-column">
      <style:table-column-properties fo:break-before="auto" style:column-width="1.245cm"/>
    </style:style>
    <style:style style:name="co47" style:family="table-column">
      <style:table-column-properties fo:break-before="auto" style:column-width="3.074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2.76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1.229cm"/>
    </style:style>
    <style:style style:name="co58" style:family="table-column">
      <style:table-column-properties fo:break-before="auto" style:column-width="5.172cm"/>
    </style:style>
    <style:style style:name="co59" style:family="table-column">
      <style:table-column-properties fo:break-before="auto" style:column-width="2.776cm"/>
    </style:style>
    <style:style style:name="co60" style:family="table-column">
      <style:table-column-properties fo:break-before="auto" style:column-width="3.29cm"/>
    </style:style>
    <style:style style:name="co61" style:family="table-column">
      <style:table-column-properties fo:break-before="auto" style:column-width="3.411cm"/>
    </style:style>
    <style:style style:name="co62" style:family="table-column">
      <style:table-column-properties fo:break-before="auto" style:column-width="3.166cm"/>
    </style:style>
    <style:style style:name="co63" style:family="table-column">
      <style:table-column-properties fo:break-before="auto" style:column-width="1.766cm"/>
    </style:style>
    <style:style style:name="co64" style:family="table-column">
      <style:table-column-properties fo:break-before="auto" style:column-width="2.041cm"/>
    </style:style>
    <style:style style:name="co65" style:family="table-column">
      <style:table-column-properties fo:break-before="auto" style:column-width="1.215cm"/>
    </style:style>
    <style:style style:name="co66" style:family="table-column">
      <style:table-column-properties fo:break-before="auto" style:column-width="3.246cm"/>
    </style:style>
    <style:style style:name="co67" style:family="table-column">
      <style:table-column-properties fo:break-before="auto" style:column-width="6.731cm"/>
    </style:style>
    <style:style style:name="co68" style:family="table-column">
      <style:table-column-properties fo:break-before="auto" style:column-width="2.903cm"/>
    </style:style>
    <style:style style:name="co69" style:family="table-column">
      <style:table-column-properties fo:break-before="auto" style:column-width="2.528cm"/>
    </style:style>
    <style:style style:name="co70" style:family="table-column">
      <style:table-column-properties fo:break-before="auto" style:column-width="7.722cm"/>
    </style:style>
    <style:style style:name="co71" style:family="table-column">
      <style:table-column-properties fo:break-before="auto" style:column-width="1.397cm"/>
    </style:style>
    <style:style style:name="co72" style:family="table-column">
      <style:table-column-properties fo:break-before="auto" style:column-width="3.531cm"/>
    </style:style>
    <style:style style:name="co73" style:family="table-column">
      <style:table-column-properties fo:break-before="auto" style:column-width="4.32cm"/>
    </style:style>
    <style:style style:name="co74" style:family="table-column">
      <style:table-column-properties fo:break-before="auto" style:column-width="1.325cm"/>
    </style:style>
    <style:style style:name="co75" style:family="table-column">
      <style:table-column-properties fo:break-before="auto" style:column-width="1.302cm"/>
    </style:style>
    <style:style style:name="co76" style:family="table-column">
      <style:table-column-properties fo:break-before="auto" style:column-width="1.789cm"/>
    </style:style>
    <style:style style:name="co77" style:family="table-column">
      <style:table-column-properties fo:break-before="auto" style:column-width="1.351cm"/>
    </style:style>
    <style:style style:name="co78" style:family="table-column">
      <style:table-column-properties fo:break-before="auto" style:column-width="2.014cm"/>
    </style:style>
    <style:style style:name="co79" style:family="table-column">
      <style:table-column-properties fo:break-before="auto" style:column-width="1.794cm"/>
    </style:style>
    <style:style style:name="co80" style:family="table-column">
      <style:table-column-properties fo:break-before="auto" style:column-width="1.759cm"/>
    </style:style>
    <style:style style:name="co81" style:family="table-column">
      <style:table-column-properties fo:break-before="auto" style:column-width="0.984cm"/>
    </style:style>
    <style:style style:name="co82" style:family="table-column">
      <style:table-column-properties fo:break-before="auto" style:column-width="0.885cm"/>
    </style:style>
    <style:style style:name="co83" style:family="table-column">
      <style:table-column-properties fo:break-before="auto" style:column-width="0.956cm"/>
    </style:style>
    <style:style style:name="co84" style:family="table-column">
      <style:table-column-properties fo:break-before="auto" style:column-width="2.545cm"/>
    </style:style>
    <style:style style:name="co85" style:family="table-column">
      <style:table-column-properties fo:break-before="auto" style:column-width="11.377cm"/>
    </style:style>
    <style:style style:name="co86" style:family="table-column">
      <style:table-column-properties fo:break-before="auto" style:column-width="15.18cm"/>
    </style:style>
    <style:style style:name="co87" style:family="table-column">
      <style:table-column-properties fo:break-before="auto" style:column-width="5.53cm"/>
    </style:style>
    <style:style style:name="co88" style:family="table-column">
      <style:table-column-properties fo:break-before="auto" style:column-width="0.981cm"/>
    </style:style>
    <style:style style:name="co89" style:family="table-column">
      <style:table-column-properties fo:break-before="auto" style:column-width="4.59cm"/>
    </style:style>
    <style:style style:name="co90" style:family="table-column">
      <style:table-column-properties fo:break-before="auto" style:column-width="2.635cm"/>
    </style:style>
    <style:style style:name="co91" style:family="table-column">
      <style:table-column-properties fo:break-before="auto" style:column-width="4.404cm"/>
    </style:style>
    <style:style style:name="co92" style:family="table-column">
      <style:table-column-properties fo:break-before="auto" style:column-width="0.744cm"/>
    </style:style>
    <style:style style:name="co93" style:family="table-column">
      <style:table-column-properties fo:break-before="auto" style:column-width="5.734cm"/>
    </style:style>
    <style:style style:name="co94" style:family="table-column">
      <style:table-column-properties fo:break-before="auto" style:column-width="5.495cm"/>
    </style:style>
    <style:style style:name="co95" style:family="table-column">
      <style:table-column-properties fo:break-before="auto" style:column-width="5.928cm"/>
    </style:style>
    <style:style style:name="co96" style:family="table-column">
      <style:table-column-properties fo:break-before="auto" style:column-width="1.57cm"/>
    </style:style>
    <style:style style:name="co97" style:family="table-column">
      <style:table-column-properties fo:break-before="auto" style:column-width="6.897cm"/>
    </style:style>
    <style:style style:name="co98" style:family="table-column">
      <style:table-column-properties fo:break-before="auto" style:column-width="0.958cm"/>
    </style:style>
    <style:style style:name="co99" style:family="table-column">
      <style:table-column-properties fo:break-before="auto" style:column-width="5.368cm"/>
    </style:style>
    <style:style style:name="co100" style:family="table-column">
      <style:table-column-properties fo:break-before="auto" style:column-width="10.552cm"/>
    </style:style>
    <style:style style:name="co101" style:family="table-column">
      <style:table-column-properties fo:break-before="auto" style:column-width="0.893cm"/>
    </style:style>
    <style:style style:name="co102" style:family="table-column">
      <style:table-column-properties fo:break-before="auto" style:column-width="3.348cm"/>
    </style:style>
    <style:style style:name="co103" style:family="table-column">
      <style:table-column-properties fo:break-before="auto" style:column-width="4.225cm"/>
    </style:style>
    <style:style style:name="co104" style:family="table-column">
      <style:table-column-properties fo:break-before="auto" style:column-width="7.428cm"/>
    </style:style>
    <style:style style:name="co105" style:family="table-column">
      <style:table-column-properties fo:break-before="auto" style:column-width="0.764cm"/>
    </style:style>
    <style:style style:name="co106" style:family="table-column">
      <style:table-column-properties fo:break-before="auto" style:column-width="6.56cm"/>
    </style:style>
    <style:style style:name="co107" style:family="table-column">
      <style:table-column-properties fo:break-before="auto" style:column-width="1.9cm"/>
    </style:style>
    <style:style style:name="co108" style:family="table-column">
      <style:table-column-properties fo:break-before="auto" style:column-width="0.907cm"/>
    </style:style>
    <style:style style:name="co109" style:family="table-column">
      <style:table-column-properties fo:break-before="auto" style:column-width="3.993cm"/>
    </style:style>
    <style:style style:name="co110" style:family="table-column">
      <style:table-column-properties fo:break-before="auto" style:column-width="25.853cm"/>
    </style:style>
    <style:style style:name="co111" style:family="table-column">
      <style:table-column-properties fo:break-before="auto" style:column-width="27.531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2.013cm"/>
    </style:style>
    <style:style style:name="co115" style:family="table-column">
      <style:table-column-properties fo:break-before="auto" style:column-width="1.804cm"/>
    </style:style>
    <style:style style:name="co116" style:family="table-column">
      <style:table-column-properties fo:break-before="auto" style:column-width="1.90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845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1.692cm"/>
    </style:style>
    <style:style style:name="co123" style:family="table-column">
      <style:table-column-properties fo:break-before="auto" style:column-width="3.665cm"/>
    </style:style>
    <style:style style:name="co124" style:family="table-column">
      <style:table-column-properties fo:break-before="auto" style:column-width="2.575cm"/>
    </style:style>
    <style:style style:name="co125" style:family="table-column">
      <style:table-column-properties fo:break-before="auto" style:column-width="2.11cm"/>
    </style:style>
    <style:style style:name="co126" style:family="table-column">
      <style:table-column-properties fo:break-before="auto" style:column-width="2.157cm"/>
    </style:style>
    <style:style style:name="co127" style:family="table-column">
      <style:table-column-properties fo:break-before="auto" style:column-width="1.201cm"/>
    </style:style>
    <style:style style:name="co128" style:family="table-column">
      <style:table-column-properties fo:break-before="auto" style:column-width="4.658cm"/>
    </style:style>
    <style:style style:name="co129" style:family="table-column">
      <style:table-column-properties fo:break-before="auto" style:column-width="1.84cm"/>
    </style:style>
    <style:style style:name="co130" style:family="table-column">
      <style:table-column-properties fo:break-before="auto" style:column-width="1.498cm"/>
    </style:style>
    <style:style style:name="co131" style:family="table-column">
      <style:table-column-properties fo:break-before="auto" style:column-width="15.93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9cm" fo:break-before="auto" style:use-optimal-row-height="false"/>
    </style:style>
    <style:style style:name="ro14" style:family="table-row">
      <style:table-row-properties style:row-height="0.575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559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5cm" fo:break-before="auto" style:use-optimal-row-height="false"/>
    </style:style>
    <style:style style:name="ro19" style:family="table-row">
      <style:table-row-properties style:row-height="0.575cm" fo:break-before="auto" style:use-optimal-row-height="false"/>
    </style:style>
    <style:style style:name="ro20" style:family="table-row">
      <style:table-row-properties style:row-height="0.478cm" fo:break-before="auto" style:use-optimal-row-height="true"/>
    </style:style>
    <style:style style:name="ro21" style:family="table-row">
      <style:table-row-properties style:row-height="0.467cm" fo:break-before="auto" style:use-optimal-row-height="true"/>
    </style:style>
    <style:style style:name="ro22" style:family="table-row">
      <style:table-row-properties style:row-height="0.728cm" fo:break-before="auto" style:use-optimal-row-height="true"/>
    </style:style>
    <style:style style:name="ro23" style:family="table-row">
      <style:table-row-properties style:row-height="0.591cm" fo:break-before="auto" style:use-optimal-row-height="false"/>
    </style:style>
    <style:style style:name="ro24" style:family="table-row">
      <style:table-row-properties style:row-height="0.499cm" fo:break-before="auto" style:use-optimal-row-height="false"/>
    </style:style>
    <style:style style:name="ro25" style:family="table-row">
      <style:table-row-properties style:row-height="0.471cm" fo:break-before="auto" style:use-optimal-row-height="true"/>
    </style:style>
    <style:style style:name="ro26" style:family="table-row">
      <style:table-row-properties style:row-height="0.624cm" fo:break-before="auto" style:use-optimal-row-height="false"/>
    </style:style>
    <style:style style:name="ro27" style:family="table-row">
      <style:table-row-properties style:row-height="0.503cm" fo:break-before="auto" style:use-optimal-row-height="false"/>
    </style:style>
    <style:style style:name="ro28" style:family="table-row">
      <style:table-row-properties style:row-height="0.57cm" fo:break-before="auto" style:use-optimal-row-height="true"/>
    </style:style>
    <style:style style:name="ro29" style:family="table-row">
      <style:table-row-properties style:row-height="0.46cm" fo:break-before="auto" style:use-optimal-row-height="false"/>
    </style:style>
    <style:style style:name="ro30" style:family="table-row">
      <style:table-row-properties style:row-height="0.919cm" fo:break-before="auto" style:use-optimal-row-height="true"/>
    </style:style>
    <style:style style:name="ro31" style:family="table-row">
      <style:table-row-properties style:row-height="1.801cm" fo:break-before="auto" style:use-optimal-row-height="true"/>
    </style:style>
    <style:style style:name="ro32" style:family="table-row">
      <style:table-row-properties style:row-height="1.378cm" fo:break-before="auto" style:use-optimal-row-height="true"/>
    </style:style>
    <style:style style:name="ro33" style:family="table-row">
      <style:table-row-properties style:row-height="1.36cm" fo:break-before="auto" style:use-optimal-row-height="true"/>
    </style:style>
    <style:style style:name="ro34" style:family="table-row">
      <style:table-row-properties style:row-height="2.237cm" fo:break-before="auto" style:use-optimal-row-height="true"/>
    </style:style>
    <style:style style:name="ro35" style:family="table-row">
      <style:table-row-properties style:row-height="0.804cm" fo:break-before="auto" style:use-optimal-row-height="true"/>
    </style:style>
    <style:style style:name="ro36" style:family="table-row">
      <style:table-row-properties style:row-height="0.536cm" fo:break-before="auto" style:use-optimal-row-height="true"/>
    </style:style>
    <style:style style:name="ro37" style:family="table-row">
      <style:table-row-properties style:row-height="0.958cm" fo:break-before="auto" style:use-optimal-row-height="true"/>
    </style:style>
    <style:style style:name="ro38" style:family="table-row">
      <style:table-row-properties style:row-height="2.339cm" fo:break-before="auto" style:use-optimal-row-height="true"/>
    </style:style>
    <style:style style:name="ro39" style:family="table-row">
      <style:table-row-properties style:row-height="1.418cm" fo:break-before="auto" style:use-optimal-row-height="true"/>
    </style:style>
    <style:style style:name="ro40" style:family="table-row">
      <style:table-row-properties style:row-height="0.316cm" fo:break-before="auto" style:use-optimal-row-height="false"/>
    </style:style>
    <style:style style:name="ro41" style:family="table-row">
      <style:table-row-properties style:row-height="0.526cm" fo:break-before="auto" style:use-optimal-row-height="true"/>
    </style:style>
    <style:style style:name="ro42" style:family="table-row">
      <style:table-row-properties style:row-height="0.547cm" fo:break-before="auto" style:use-optimal-row-height="true"/>
    </style:style>
    <style:style style:name="ro43" style:family="table-row">
      <style:table-row-properties style:row-height="0.545cm" fo:break-before="auto" style:use-optimal-row-height="true"/>
    </style:style>
    <style:style style:name="ro44" style:family="table-row">
      <style:table-row-properties style:row-height="1.025cm" fo:break-before="auto" style:use-optimal-row-height="true"/>
    </style:style>
    <style:style style:name="ro45" style:family="table-row">
      <style:table-row-properties style:row-height="0.785cm" fo:break-before="auto" style:use-optimal-row-height="true"/>
    </style:style>
    <style:style style:name="ro46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30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1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="none" style:vertical-align="middle"/>
      <style:text-properties style:font-name="Noto Sans1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8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71cm" fo:padding-left="0cm" fo:padding-right="0cm" fo:padding-top="0.071cm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65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5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54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949" style:family="table-cell" style:parent-style-name="Default">
      <style:table-cell-properties fo:border="0.74pt solid #000000" style:vertical-align="middle"/>
      <style:text-properties style:font-name="Noto Sans1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955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58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71cm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71cm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71cm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6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6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71cm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71cm" fo:border-right="0.74pt solid #000000" fo:border-top="0.74pt solid #000000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68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71cm" style:vertical-align="middle"/>
      <style:text-properties style:font-name="Noto Sans1"/>
    </style:style>
    <style:style style:name="ce691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695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71cm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753" style:family="table-cell" style:parent-style-name="Default">
      <style:table-cell-properties fo:border-bottom="2.24pt solid #000000" fo:wrap-option="wrap" fo:border-left="0.74pt solid #000000" fo:padding="0.071cm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71cm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8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8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8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8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71cm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71cm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71cm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 fo:margin-left="0cm"/>
      <style:text-properties style:font-name="Noto Sans1"/>
    </style:style>
    <style:style style:name="ce1485" style:family="table-cell" style:parent-style-name="Default">
      <style:table-cell-properties fo:padding="0.071cm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 fo:margin-left="0cm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93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936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5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6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1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108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25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0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4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5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4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53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865" style:family="table-cell" style:parent-style-name="Default">
      <style:text-properties style:font-name="Noto Sans1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69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80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00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0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418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4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1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1"/>
    </style:style>
    <style:style style:name="ce2716" style:family="table-cell" style:parent-style-name="Default">
      <style:table-cell-properties fo:wrap-option="wrap" style:vertical-align="middle"/>
      <style:text-properties style:font-name="Noto Sans1"/>
    </style:style>
    <style:style style:name="ce2141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1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165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1" fo:font-weight="bold"/>
    </style:style>
    <style:style style:name="ce2174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1" fo:font-weight="normal"/>
    </style:style>
    <style:style style:name="ce2179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1" fo:font-weight="bold"/>
    </style:style>
    <style:style style:name="ce218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196" style:family="table-cell" style:parent-style-name="Default">
      <style:text-properties style:font-name="Noto Sans1" fo:font-weight="normal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5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5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5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6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5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5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6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6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Noto Sans1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7" style:family="text">
      <style:text-properties style:text-line-through-type="single"/>
    </style:style>
    <style:style style:name="T68" style:family="text">
      <style:text-properties fo:color="#bf004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3" style:family="text">
      <style:text-properties style:font-name="Avenir5"/>
    </style:style>
    <style:style style:name="T74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0"/>
          <table:covered-table-cell table:number-columns-repeated="5" table:style-name="ce525"/>
          <table:covered-table-cell table:number-columns-repeated="2" table:style-name="ce30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159" office:value-type="string" calcext:value-type="string" table:number-columns-spanned="2" table:number-rows-spanned="1">
            <text:p>Fegyver ellen</text:p>
          </table:table-cell>
          <table:covered-table-cell table:style-name="ce485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485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ce788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ce788"/>
          <table:covered-table-cell table:style-name="ce783"/>
          <table:table-cell table:style-name="ce681"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" table:number-columns-repeated="16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4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3" table:content-validation-name="val9" office:value-type="string" calcext:value-type="string">
            <text:p>Tám/kör</text:p>
          </table:table-cell>
          <table:table-cell table:style-name="ce183" office:value-type="string" calcext:value-type="string">
            <text:p>TÉ/CÉ</text:p>
          </table:table-cell>
          <table:table-cell table:style-name="ce183" office:value-type="string" calcext:value-type="string">
            <text:p>VÉ/Osztó</text:p>
          </table:table-cell>
          <table:table-cell table:style-name="ce183" office:value-type="string" calcext:value-type="string">
            <text:p>SP</text:p>
          </table:table-cell>
          <table:table-cell table:style-name="ce183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30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4" calcext:value-type="float">
            <text:p>4</text:p>
          </table:table-cell>
          <table:table-cell table:style-name="ce222" table:content-validation-name="val14" table:formula="of:=[$Harcértékek.E44]" office:value-type="float" office:value="21" calcext:value-type="float">
            <text:p>21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7" calcext:value-type="float">
            <text:p>7</text:p>
          </table:table-cell>
          <table:table-cell table:style-name="ce222" table:content-validation-name="val14" table:formula="of:=[$Harcértékek.E45]" office:value-type="float" office:value="24" calcext:value-type="float">
            <text:p>24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9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955"/>
          <table:table-cell table:style-name="ce79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538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58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545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538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581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4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545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549"/>
          <table:covered-table-cell table:style-name="ce58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545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549"/>
          <table:covered-table-cell table:style-name="ce58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2" table:number-columns-spanned="10" table:number-rows-spanned="2"/>
          <table:covered-table-cell table:number-columns-repeated="2" table:style-name="ce31"/>
          <table:covered-table-cell table:number-columns-repeated="7" table:style-name="ce74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2"/>
          <table:covered-table-cell table:number-columns-repeated="9" table:style-name="ce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549" table:number-columns-repeated="2"/>
          <table:table-cell table:style-name="ce581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9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4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79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9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1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965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2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28" calcext:value-type="float">
            <text:p>28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0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759" table:number-columns-repeated="2"/>
          <table:table-cell table:style-name="ce236"/>
          <table:table-cell table:style-name="ce3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10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3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565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99" office:value-type="string" calcext:value-type="string">
            <text:p>Hátrány-1</text:p>
          </table:table-cell>
          <table:table-cell table:style-name="ce799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0"/>
          <table:table-cell table:style-name="ce674" table:formula="of:=SUMPRODUCT(LEN(TRIM([.$D$31:.$D$43]))&gt;0) &gt; 0" office:value-type="boolean" office:boolean-value="false" calcext:value-type="boolean">
            <text:p>HAMIS</text:p>
          </table:table-cell>
          <table:table-cell table:style-name="ce674" table:formula="of:=SUMPRODUCT(LEN(TRIM([.$E$31:.$E$43]))&gt;0) &gt; 0" office:value-type="boolean" office:boolean-value="false" calcext:value-type="boolean">
            <text:p>HAMIS</text:p>
          </table:table-cell>
          <table:table-cell table:style-name="ce674" table:formula="of:=SUMPRODUCT(LEN(TRIM([.$F$31:.$F$43]))&gt;0) &gt; 0" office:value-type="boolean" office:boolean-value="false" calcext:value-type="boolean">
            <text:p>HAMIS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19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0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31"/>
          <table:table-cell table:number-columns-repeated="21"/>
          <table:table-cell table:style-name="ce45" table:number-columns-repeated="16358"/>
        </table:table-row>
        <table:table-row table:style-name="ro4" table:number-rows-repeated="1048521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5" table:number-columns-repeated="2" table:default-cell-style-name="ce31"/>
        <table:table-column table:style-name="co5" table:number-columns-repeated="16368"/>
        <table:table-row table:style-name="ro13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31" table:number-columns-repeated="16368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31" table:number-columns-repeated="16368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31" table:number-columns-repeated="16368"/>
        </table:table-row>
        <table:table-row table:style-name="ro14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31" table:number-columns-repeated="16368"/>
        </table:table-row>
        <table:table-row table:style-name="ro14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91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91" table:content-validation-name="val55"/>
          <table:covered-table-cell table:number-columns-repeated="2" table:style-name="ce753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753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31" table:number-columns-repeated="16368"/>
        </table:table-row>
        <table:table-row table:style-name="ro4">
          <table:table-cell table:style-name="ce612" table:number-columns-spanned="11" table:number-rows-spanned="1"/>
          <table:covered-table-cell table:number-columns-repeated="10"/>
          <table:table-cell table:number-columns-repeated="5"/>
          <table:table-cell table:style-name="ce31" table:number-columns-repeated="16368"/>
        </table:table-row>
        <table:table-row table:style-name="ro15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95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49"/>
          <table:table-cell table:style-name="ce31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612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6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8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7">
          <table:table-cell table:style-name="ce627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27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612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8">
          <table:table-cell table:style-name="ce627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27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9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12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style-name="ce31" table:number-columns-repeated="16368"/>
        </table:table-row>
        <table:table-row table:style-name="ro18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634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8">Harcmodor képzettségek </text:span><text:span text:style-name="T9">🅿️</text:span></text:p>
          </table:table-cell>
          <table:covered-table-cell table:style-name="ce1207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55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18"/>
          <table:covered-table-cell/>
          <table:table-cell table:style-name="ce818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04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04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04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04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4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9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04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04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4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95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19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1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612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7">
          <table:table-cell table:style-name="ce1028" office:value-type="string" calcext:value-type="string" table:number-columns-spanned="4" table:number-rows-spanned="1">
            <text:p><text:span text:style-name="T5">Primer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0"/>
          <table:table-cell table:style-name="ce68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2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719"/>
          <table:table-cell table:style-name="ce935" table:content-validation-name="val107"/>
          <table:table-cell/>
          <table:table-cell table:style-name="ce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82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08"/>
          <table:table-cell/>
          <table:table-cell table:style-name="ce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82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09"/>
          <table:table-cell/>
          <table:table-cell table:style-name="ce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82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10"/>
          <table:table-cell/>
          <table:table-cell table:style-name="ce31" table:number-columns-repeated="16368"/>
        </table:table-row>
        <table:table-row table:style-name="ro7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11"/>
          <table:table-cell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12"/>
          <table:table-cell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5" table:content-validation-name="val113"/>
          <table:table-cell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0"/>
          <table:table-cell table:style-name="ce68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82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49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719" table:content-validation-name="val105"/>
          <table:table-cell table:content-validation-name="val105" table:number-columns-repeated="2"/>
          <table: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6" table:content-validation-name="val105"/>
          <table:table-cell table:style-name="ce31" table:number-columns-repeated="16368"/>
        </table:table-row>
        <table:table-row table:style-name="ro7">
          <table:table-cell table:style-name="ce664" table:content-validation-name="val38" table:number-columns-spanned="3" table:number-rows-spanned="1"/>
          <table:covered-table-cell table:number-columns-repeated="2" table:style-name="ce68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77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>
          <table:table-cell table:style-name="ce612" table:number-columns-spanned="5" table:number-rows-spanned="1"/>
          <table:covered-table-cell table:number-columns-repeated="4"/>
          <table:table-cell/>
          <table:table-cell table:style-name="ce811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77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16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4" table:number-rows-repeated="1048497">
          <table:table-cell table:number-columns-repeated="16"/>
          <table:table-cell table:style-name="ce31" table:number-columns-repeated="16368"/>
        </table:table-row>
        <table:table-row table:style-name="ro4">
          <table:table-cell table:number-columns-repeated="16"/>
          <table:table-cell table:style-name="ce31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29" table:number-columns-repeated="2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960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0">
          <table:table-cell table:style-name="ce530"/>
          <table:table-cell table:style-name="ce1015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15" table:content-validation-name="val153" office:value-type="string" calcext:value-type="string">
            <text:p>Módosítók</text:p>
          </table:table-cell>
          <table:table-cell table:style-name="ce1015" table:content-validation-name="val160" office:value-type="string" calcext:value-type="string">
            <text:p>Összesen</text:p>
          </table:table-cell>
          <table:table-cell/>
          <table:table-cell table:style-name="ce114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082" table:content-validation-name="val139" office:value-type="float" office:value="7" calcext:value-type="float">
            <text:p>7</text:p>
          </table:table-cell>
          <table:table-cell table:style-name="ce1082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195" table:content-validation-name="val161" table:formula="of:=[.C4]+[.B4]+[.D4]" office:value-type="float" office:value="7" calcext:value-type="float">
            <text:p>7</text:p>
          </table:table-cell>
          <table:table-cell/>
          <table:table-cell table:style-name="ce114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303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082" table:content-validation-name="val139" office:value-type="float" office:value="24" calcext:value-type="float">
            <text:p>24</text:p>
          </table:table-cell>
          <table:table-cell table:style-name="ce1082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195" table:content-validation-name="val162" table:formula="of:=[.C5]+[.B5]+[.D5]" office:value-type="float" office:value="24" calcext:value-type="float">
            <text:p>24</text:p>
          </table:table-cell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4">
          <table:table-cell table:number-columns-repeated="6"/>
          <table:table-cell table:style-name="ce114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82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195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14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303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0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147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147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4">
          <table:table-cell table:style-name="ce31" table:number-columns-repeated="5"/>
          <table:table-cell/>
          <table:table-cell table:style-name="ce31" table:number-columns-repeated="3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1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1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85" table:content-validation-name="val141" office:value-type="string" calcext:value-type="string">
            <text:p>Szint</text:p>
          </table:table-cell>
          <table:table-cell table:style-name="ce1085" office:value-type="string" calcext:value-type="string">
            <text:p>TÉ/CÉ</text:p>
          </table:table-cell>
          <table:table-cell table:style-name="ce1085" office:value-type="string" calcext:value-type="string">
            <text:p>VÉ</text:p>
          </table:table-cell>
          <table:table-cell table:style-name="ce1085" table:content-validation-name="val171" office:value-type="string" calcext:value-type="string">
            <text:p>Harckeret</text:p>
          </table:table-cell>
          <table:table-cell table:style-name="ce1085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1511"/>
          <table:table-cell table:number-columns-repeated="9"/>
          <table:table-cell table:style-name="ce31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24" calcext:value-type="float">
            <text:p>24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1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24" calcext:value-type="float">
            <text:p>24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 table:style-name="ce1046"/>
          <table:table-cell table:style-name="ce952" table:number-columns-repeated="5"/>
          <table:table-cell table:style-name="ce31"/>
          <table:table-cell table:style-name="ce2"/>
          <table:table-cell/>
          <table:table-cell table:style-name="ce1314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24" calcext:value-type="float">
            <text:p>24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24" calcext:value-type="float">
            <text:p>24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24" calcext:value-type="float">
            <text:p>24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1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4">
          <table:table-cell table:style-name="ce31" table:number-columns-repeated="9"/>
          <table:table-cell/>
          <table:table-cell table:style-name="ce31" table:number-columns-repeated="6"/>
          <table:table-cell table:style-name="ce799"/>
          <table:table-cell table:number-columns-repeated="11"/>
          <table:table-cell table:style-name="ce31" table:number-columns-repeated="16356"/>
        </table:table-row>
        <table:table-row table:style-name="ro16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1"/>
          <table:covered-table-cell table:style-name="ce1103"/>
          <table:table-cell table:style-name="ce31" table:number-columns-repeated="2"/>
          <table:table-cell table:style-name="ce952" table:number-columns-repeated="2"/>
          <table:table-cell table:style-name="ce31" table:number-columns-repeated="11"/>
          <table:table-cell table:number-columns-repeated="2"/>
          <table:table-cell table:style-name="ce31" table:number-columns-repeated="16356"/>
        </table:table-row>
        <table:table-row table:style-name="ro4">
          <table:table-cell table:style-name="ce954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2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92" office:value-type="string" calcext:value-type="string">
            <text:p>SP</text:p>
          </table:table-cell>
          <table:table-cell table:style-name="ce1092" office:value-type="string" calcext:value-type="string">
            <text:p>Pengehossz</text:p>
          </table:table-cell>
          <table:table-cell table:style-name="ce1092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1"/>
          <table:table-cell table:style-name="ce31" table:number-columns-repeated="15"/>
          <table:table-cell table:style-name="ce1373"/>
          <table:table-cell/>
          <table:table-cell table:style-name="ce31" table:number-columns-repeated="16356"/>
        </table:table-row>
        <table:table-row table:style-name="ro22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759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1"/>
          <table:table-cell table:style-name="ce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1"/>
          <table:table-cell table:number-columns-repeated="8"/>
          <table:table-cell table:style-name="ce31" table:number-columns-repeated="16357"/>
        </table:table-row>
        <table:table-row table:style-name="ro22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759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759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8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30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38" table:formula="of:=IF([.$X27] = 1; &quot;/&quot; &amp; ([.$U27] + 2); &quot;&quot;)">
            <text:p/>
          </table:table-cell>
          <table:table-cell table:style-name="ce154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759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30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38" table:formula="of:=IF([.$X28] = 1; &quot;/&quot; &amp; ([.$U28] + 2); &quot;&quot;)">
            <text:p/>
          </table:table-cell>
          <table:table-cell table:style-name="ce154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759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88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3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38" table:formula="of:=IF([.$X29] = 1; &quot;/&quot; &amp; ([.$U29] + 2); &quot;&quot;)" office:value-type="string" office:string-value="" calcext:value-type="error">
            <text:p>#N/A</text:p>
          </table:table-cell>
          <table:table-cell table:style-name="ce154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759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88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3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3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8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3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3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962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8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3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3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31"/>
          <table:table-cell table:style-name="ce1017" table:number-columns-spanned="2" table:number-rows-spanned="1"/>
          <table:covered-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8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3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3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1" table:number-columns-repeated="16357"/>
        </table:table-row>
        <table:table-row table:style-name="ro7">
          <table:table-cell table:style-name="ce31" table:number-columns-repeated="13"/>
          <table:table-cell table:style-name="ce525"/>
          <table:table-cell table:style-name="ce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36"/>
          <table:table-cell/>
          <table:table-cell table:style-name="ce31" table:number-columns-repeated="16357"/>
        </table:table-row>
        <table:table-row table:style-name="ro17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6"/>
          <table:table-cell/>
          <table:table-cell table:style-name="ce31" table:number-columns-repeated="16357"/>
        </table:table-row>
        <table:table-row table:style-name="ro4">
          <table:table-cell table:style-name="ce954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2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92" office:value-type="string" calcext:value-type="string">
            <text:p>SP</text:p>
          </table:table-cell>
          <table:table-cell table:style-name="ce1092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1" table:number-columns-repeated="6"/>
          <table:table-cell table:style-name="ce525"/>
          <table:table-cell table:style-name="ce31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6"/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962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962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962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4">
          <table:table-cell table:style-name="ce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1"/>
          <table:table-cell table:style-name="ce952" table:number-columns-repeated="10"/>
          <table:table-cell table:style-name="ce31"/>
          <table:table-cell/>
          <table:table-cell table:style-name="ce31" table:number-columns-repeated="16356"/>
        </table:table-row>
        <table:table-row table:style-name="ro16">
          <table:table-cell table:style-name="ce31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3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1"/>
          <table:table-cell table:style-name="ce31"/>
          <table:table-cell table:style-name="ce952" table:number-columns-repeated="3"/>
          <table:table-cell table:style-name="ce31" table:number-columns-repeated="16371"/>
        </table:table-row>
        <table:table-row table:style-name="ro24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1" calcext:value-type="float">
            <text:p>21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24" calcext:value-type="float">
            <text:p>24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number-columns-repeated="12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1"/>
          <table:table-cell table:style-name="ce952" table:number-columns-repeated="3"/>
          <table:table-cell table:style-name="ce31" table:number-columns-repeated="12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15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15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18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18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18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18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5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18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4">
          <table:table-cell table:style-name="ce980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80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2"/>
          <table:table-cell table:style-name="ce31"/>
          <table:table-cell table:style-name="ce1455"/>
          <table:table-cell/>
          <table:table-cell table:style-name="ce31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31"/>
          <table:table-cell table:style-name="ce31"/>
          <table:table-cell/>
          <table:table-cell table:style-name="ce31" table:number-columns-repeated="16374"/>
        </table:table-row>
        <table:table-row table:style-name="ro15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1" table:number-columns-repeated="2"/>
          <table:table-cell table:style-name="ce1540"/>
          <table:table-cell table:style-name="ce1455"/>
          <table:table-cell table:style-name="ce31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9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1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1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57" table:number-columns-spanned="2" table:number-rows-spanned="1"/>
          <table:covered-table-cell table:style-name="ce1257"/>
          <table:table-cell table:style-name="ce31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1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1"/>
          <table:table-cell table:style-name="ce1040"/>
          <table:table-cell table:style-name="ce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1" table:number-columns-repeated="2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6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1"/>
          <table:table-cell/>
          <table:table-cell table:style-name="ce31" table:number-columns-repeated="7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31" table:number-columns-repeated="17"/>
          <table:table-cell table:number-columns-repeated="11"/>
          <table:table-cell table:style-name="ce31" table:number-columns-repeated="16356"/>
        </table:table-row>
        <table:table-row table:style-name="ro4">
          <table:table-cell table:style-name="ce991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1"/>
          <table:covered-table-cell table:style-name="ce606"/>
          <table:table-cell table:number-columns-repeated="6"/>
          <table:table-cell table:style-name="ce31"/>
          <table:table-cell/>
          <table:table-cell table:style-name="ce31" table:number-columns-repeated="16356"/>
        </table:table-row>
        <table:table-row table:style-name="ro22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4"/>
          <table:table-cell table:style-name="ce1211" table:content-validation-name="val9" office:value-type="string" calcext:value-type="string">
            <text:p>Tám/kör</text:p>
          </table:table-cell>
          <table:table-cell table:style-name="ce1211" office:value-type="string" calcext:value-type="string">
            <text:p>TÉ</text:p>
          </table:table-cell>
          <table:table-cell table:style-name="ce1211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055" table:content-validation-name="val132" table:number-columns-spanned="2" table:number-rows-spanned="1"/>
          <table:covered-table-cell table:style-name="ce726" table:content-validation-name="val150"/>
          <table:table-cell table:style-name="ce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43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055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1" table:number-columns-repeated="2"/>
          <table:table-cell/>
          <table:table-cell table:style-name="ce1511"/>
          <table:table-cell table:number-columns-repeated="4"/>
          <table:table-cell table:style-name="ce31" table:number-columns-repeated="4"/>
          <table:table-cell/>
          <table:table-cell table:style-name="ce31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182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182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1"/>
          <table:table-cell table:style-name="ce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1"/>
          <table:table-cell table:style-name="ce1483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83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4">
          <table:table-cell table:style-name="ce991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1" table:number-columns-repeated="6"/>
          <table:table-cell table:style-name="ce1483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83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1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4"/>
          <table:covered-table-cell table:style-name="ce157"/>
          <table:table-cell table:style-name="ce1746"/>
          <table:table-cell table:style-name="ce1188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1"/>
          <table:table-cell table:style-name="ce1005"/>
          <table:table-cell/>
          <table:table-cell table:style-name="ce31" table:number-columns-repeated="5"/>
          <table:table-cell table:style-name="ce1483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83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3"/>
          <table:table-cell table:style-name="ce1483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83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062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31"/>
          <table:table-cell table:style-name="ce1056"/>
          <table:table-cell table:style-name="ce1059" table:number-columns-repeated="3"/>
          <table:table-cell table:style-name="ce31" table:number-columns-repeated="3"/>
          <table:table-cell table:style-name="ce1483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83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062"/>
          <table:table-cell table:style-name="ce1188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1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062" table:content-validation-name="val137" table:number-columns-spanned="2" table:number-rows-spanned="1"/>
          <table:covered-table-cell table:style-name="ce1062"/>
          <table:table-cell table:style-name="ce1010"/>
          <table:table-cell table:style-name="ce1076" table:content-validation-name="val169"/>
          <table:table-cell table:style-name="ce952"/>
          <table:table-cell table:style-name="ce1188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style-name="ce1323"/>
          <table:table-cell table:number-columns-repeated="9"/>
          <table:table-cell table:style-name="ce31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065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065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3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3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31"/>
          <table:table-cell/>
          <table:table-cell table:style-name="ce31" table:number-columns-repeated="3"/>
          <table:table-cell table:number-columns-repeated="10"/>
          <table:table-cell table:style-name="ce31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1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7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7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1" table:number-columns-repeated="2"/>
          <table:table-cell table:number-columns-repeated="13"/>
          <table:table-cell table:style-name="ce31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31" table:number-columns-repeated="4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4">
          <table:table-cell table:style-name="ce31" table:number-columns-repeated="4"/>
          <table:table-cell table:style-name="ce952" table:number-columns-repeated="5"/>
          <table:table-cell table:style-name="ce955" table:number-columns-repeated="3"/>
          <table:table-cell table:style-name="ce31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4">
          <table:table-cell table:number-columns-repeated="3"/>
          <table:table-cell table:style-name="ce31"/>
          <table:table-cell table:style-name="ce952" table:number-columns-repeated="5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4" table:number-rows-repeated="2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/>
          <table:table-cell table:number-columns-repeated="18"/>
          <table:table-cell table:style-name="ce31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1" table:number-columns-repeated="3"/>
          <table:table-cell table:number-columns-repeated="18"/>
          <table:table-cell table:style-name="ce31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1" table:number-columns-repeated="4"/>
          <table:table-cell table:number-columns-repeated="17"/>
          <table:table-cell table:style-name="ce31" table:number-columns-repeated="16356"/>
        </table:table-row>
        <table:table-row table:style-name="ro4">
          <table:table-cell table:number-columns-repeated="9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4">
          <table:table-cell table:number-columns-repeated="9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31"/>
          <table:table-cell table:number-columns-repeated="21"/>
          <table:table-cell table:style-name="ce31" table:number-columns-repeated="16356"/>
        </table:table-row>
        <table:table-row table:style-name="ro4" table:number-rows-repeated="3">
          <table:table-cell table:style-name="ce952" table:number-columns-repeated="5"/>
          <table:table-cell table:number-columns-repeated="23"/>
          <table:table-cell table:style-name="ce31" table:number-columns-repeated="16356"/>
        </table:table-row>
        <table:table-row table:style-name="ro4" table:number-rows-repeated="1048470">
          <table:table-cell table:number-columns-repeated="28"/>
          <table:table-cell table:style-name="ce31" table:number-columns-repeated="16356"/>
        </table:table-row>
        <table:table-row table:style-name="ro4">
          <table:table-cell table:number-columns-repeated="28"/>
          <table:table-cell table:style-name="ce31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1600"/>
        <table:table-column table:style-name="co54" table:default-cell-style-name="ce31"/>
        <table:table-column table:style-name="co55" table:default-cell-style-name="ce31"/>
        <table:table-column table:style-name="co56" table:number-columns-repeated="4" table:default-cell-style-name="ce31"/>
        <table:table-column table:style-name="co57" table:default-cell-style-name="ce2"/>
        <table:table-column table:style-name="co58" table:default-cell-style-name="ce31"/>
        <table:table-column table:style-name="co59" table:default-cell-style-name="ce31"/>
        <table:table-column table:style-name="co42" table:default-cell-style-name="ce31"/>
        <table:table-column table:style-name="co60" table:default-cell-style-name="ce1865"/>
        <table:table-column table:style-name="co61" table:default-cell-style-name="ce1865"/>
        <table:table-column table:style-name="co62" table:default-cell-style-name="ce1865"/>
        <table:table-column table:style-name="co42" table:number-columns-repeated="3" table:default-cell-style-name="ce1865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865" table:number-columns-repeated="16361"/>
        </table:table-row>
        <table:table-row table:style-name="ro28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68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1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865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80"/>
          <table:covered-table-cell table:style-name="ce1390" table:content-validation-name="val128"/>
          <table:covered-table-cell table:style-name="ce1580" table:content-validation-name="val128"/>
          <table:table-cell/>
          <table:table-cell table:style-name="ce612" table:number-columns-spanned="6" table:number-rows-spanned="1"/>
          <table:covered-table-cell table:number-columns-repeated="5" table:style-name="ce1865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865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2">Misztikus Tradíció képzettség  </text:span><text:span text:style-name="T1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55"/>
          <table:table-cell table:style-name="ce680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553" table:content-validation-name="val187" table:number-columns-spanned="4" table:number-rows-spanned="1"/>
          <table:covered-table-cell table:style-name="ce1569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612" table:number-columns-spanned="6" table:number-rows-spanned="1"/>
          <table:covered-table-cell table:number-columns-repeated="5" table:style-name="ce1865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865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865" table:number-columns-repeated="16361"/>
        </table:table-row>
        <table:table-row table:style-name="ro29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55"/>
          <table:covered-table-cell table:number-columns-repeated="2" table:style-name="ce680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865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69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08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2" table:number-columns-spanned="6" table:number-rows-spanned="1"/>
          <table:covered-table-cell table:number-columns-repeated="5" table:style-name="ce1865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7">
          <table:table-cell table:style-name="ce1553" table:content-validation-name="val189" table:number-columns-spanned="4" table:number-rows-spanned="1"/>
          <table:covered-table-cell table:style-name="ce1569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4">
          <table:table-cell table:style-name="ce612" table:number-columns-spanned="6" table:number-rows-spanned="1"/>
          <table:covered-table-cell table:number-columns-repeated="5" table:style-name="ce1865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15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359" table:number-columns-repeated="3"/>
          <table:table-cell table:number-columns-repeated="3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19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464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9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08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12"/>
          <table:table-cell table:style-name="ce1865" table:number-columns-repeated="6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/>
          <table:table-cell table:style-name="ce1464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/>
          <table:table-cell table:style-name="ce1508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>
          <table:table-cell table:style-name="ce483" table:number-columns-repeated="7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4" table:number-rows-repeated="3">
          <table:table-cell table:style-name="ce1865" table:number-columns-repeated="7"/>
          <table:table-cell table:style-name="ce483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10">
          <table:table-cell table:style-name="ce1865" table:number-columns-repeated="14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20">
          <table:table-cell table:style-name="ce1865" table:number-columns-repeated="6"/>
          <table:table-cell table:style-name="ce483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59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4" table:number-rows-repeated="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9"/>
          <table:table-cell table:style-name="ce1865" table:number-columns-repeated="16361"/>
        </table:table-row>
        <table:table-row table:style-name="ro4">
          <table:table-cell table:style-name="ce1865" table:number-columns-repeated="6"/>
          <table:table-cell table:style-name="ce1417"/>
          <table:table-cell table:number-columns-repeated="6"/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4" table:number-rows-repeated="1047887">
          <table:table-cell table:number-columns-repeated="23"/>
          <table:table-cell table:style-name="ce1865" table:number-columns-repeated="16361"/>
        </table:table-row>
        <table:table-row table:style-name="ro4">
          <table:table-cell table:number-columns-repeated="23"/>
          <table:table-cell table:style-name="ce1865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3" table:default-cell-style-name="ce31"/>
        <table:table-column table:style-name="co64" table:default-cell-style-name="ce31"/>
        <table:table-column table:style-name="co5" table:default-cell-style-name="ce31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5" table:number-columns-repeated="16374"/>
        <table:table-row table:style-name="ro1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style-name="ce1865" table:number-columns-repeated="16374"/>
        </table:table-row>
        <table:table-row table:style-name="ro4">
          <table:table-cell table:style-name="ce1638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865"/>
          <table:table-cell table:style-name="ce1865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49"/>
          <table:covered-table-cell table:style-name="ce759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49"/>
          <table:covered-table-cell table:style-name="ce759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4">
          <table:table-cell table:style-name="ce612" table:number-columns-spanned="3" table:number-rows-spanned="1"/>
          <table:covered-table-cell table:number-columns-repeated="2" table:style-name="ce1865"/>
          <table:table-cell table:style-name="ce1768" office:value-type="string" calcext:value-type="string">
            <text:p>↓</text:p>
          </table:table-cell>
          <table:table-cell table:style-name="ce612" table:number-columns-spanned="2" table:number-rows-spanned="1"/>
          <table:covered-table-cell table:style-name="ce1865"/>
          <table:table-cell table:style-name="ce1865" table:number-columns-repeated="16378"/>
        </table:table-row>
        <table:table-row table:style-name="ro11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4"/>
          <table:covered-table-cell table:number-columns-repeated="2" table:style-name="ce419"/>
          <table:covered-table-cell table:number-columns-repeated="4" table:style-name="ce634"/>
          <table:covered-table-cell table:style-name="ce1066"/>
          <table:table-cell table:style-name="ce1865" table:number-columns-repeated="16375"/>
        </table:table-row>
        <table:table-row table:style-name="ro4">
          <table:table-cell table:style-name="ce164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3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3"/>
          <table:table-cell table:style-name="ce1676" office:value-type="string" calcext:value-type="string" table:number-columns-spanned="3" table:number-rows-spanned="1">
            <text:p>Megjegyzés</text:p>
          </table:table-cell>
          <table:covered-table-cell table:style-name="ce1676"/>
          <table:covered-table-cell table:style-name="ce506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content-validation-name="val211" table:number-columns-spanned="3" table:number-rows-spanned="1"/>
          <table:covered-table-cell table:style-name="ce1691" table:content-validation-name="val21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1865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2" table:content-validation-name="val197"/>
          <table:table-cell table:style-name="ce1652" table:content-validation-name="val202"/>
          <table:table-cell table:style-name="ce167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91" table:number-columns-spanned="3" table:number-rows-spanned="1"/>
          <table:covered-table-cell table:style-name="ce1691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865" table:number-columns-repeated="16374"/>
        </table:table-row>
        <table:table-row table:style-name="ro4">
          <table:table-cell table:style-name="ce1643" table:content-validation-name="val197" table:number-columns-spanned="3" table:number-rows-spanned="1"/>
          <table:covered-table-cell table:number-columns-repeated="2" table:style-name="ce1654" table:content-validation-name="val197"/>
          <table:table-cell table:style-name="ce1654" table:content-validation-name="val203"/>
          <table:table-cell table:style-name="ce167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865" table:number-columns-repeated="16374"/>
        </table:table-row>
        <table:table-row table:style-name="ro4">
          <table:table-cell table:style-name="ce612" table:number-columns-spanned="9" table:number-rows-spanned="1"/>
          <table:covered-table-cell table:number-columns-repeated="8" table:style-name="ce1865"/>
          <table:table-cell table:style-name="ce1865" table:number-columns-repeated="16375"/>
        </table:table-row>
        <table:table-row table:style-name="ro11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1693" office:value-type="string" calcext:value-type="string" table:number-columns-spanned="3" table:number-rows-spanned="1">
            <text:p>Leíró Hátterek</text:p>
          </table:table-cell>
          <table:covered-table-cell table:style-name="ce1693"/>
          <table:covered-table-cell table:style-name="ce157"/>
          <table:table-cell table:style-name="ce1865" table:number-columns-repeated="16375"/>
        </table:table-row>
        <table:table-row table:style-name="ro7">
          <table:table-cell table:style-name="ce1641" office:value-type="string" calcext:value-type="string" table:number-columns-spanned="3" table:number-rows-spanned="1">
            <text:p>Kultúrkör</text:p>
          </table:table-cell>
          <table:covered-table-cell table:style-name="ce949"/>
          <table:covered-table-cell table:style-name="ce1653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76" office:value-type="string" calcext:value-type="string" table:number-columns-spanned="2" table:number-rows-spanned="1">
            <text:p>Megjegyzés, eredet</text:p>
          </table:table-cell>
          <table:covered-table-cell table:style-name="ce1676"/>
          <table:table-cell table:style-name="ce1641" office:value-type="string" calcext:value-type="string" table:number-columns-spanned="2" table:number-rows-spanned="1">
            <text:p>Név</text:p>
          </table:table-cell>
          <table:covered-table-cell table:style-name="ce1641"/>
          <table:table-cell table:style-name="ce517" office:value-type="string" calcext:value-type="string">
            <text:p>Bővebben</text:p>
          </table:table-cell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6" table:content-validation-name="val198" table:number-columns-spanned="4" table:number-rows-spanned="1"/>
          <table:covered-table-cell table:style-name="ce351" table:content-validation-name="val198"/>
          <table:covered-table-cell table:style-name="ce1646" table:content-validation-name="val198"/>
          <table:covered-table-cell table:style-name="ce1652" table:content-validation-name="val198"/>
          <table:table-cell table:style-name="ce165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1638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11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7">
          <table:table-cell table:style-name="ce1641" office:value-type="string" calcext:value-type="string" table:number-columns-spanned="3" table:number-rows-spanned="1">
            <text:p>Hely</text:p>
          </table:table-cell>
          <table:covered-table-cell table:style-name="ce949"/>
          <table:covered-table-cell table:style-name="ce1653" table:content-validation-name="val36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76" office:value-type="string" calcext:value-type="string" table:number-columns-spanned="2" table:number-rows-spanned="1">
            <text:p>Megjegyzés, eredet</text:p>
          </table:table-cell>
          <table:covered-table-cell table:style-name="ce167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865" table:number-columns-repeated="16375"/>
        </table:table-row>
        <table:table-row table:style-name="ro11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1641" office:value-type="string" calcext:value-type="string" table:number-columns-spanned="2" table:number-rows-spanned="1">
            <text:p>Név</text:p>
          </table:table-cell>
          <table:covered-table-cell table:style-name="ce1641"/>
          <table:table-cell table:style-name="ce521" office:value-type="string" calcext:value-type="string">
            <text:p>Jellemzők, szerzés körülményei, következmények</text:p>
          </table:table-cell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7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2" table:content-validation-name="val36"/>
          <table:table-cell table:style-name="ce165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4">
          <table:table-cell table:style-name="ce1643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1654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865" table:number-columns-repeated="16375"/>
        </table:table-row>
        <table:table-row table:style-name="ro4">
          <table:table-cell table:style-name="ce1865" table:number-columns-repeated="9"/>
          <table:table-cell/>
          <table:table-cell table:style-name="ce1865" table:number-columns-repeated="16374"/>
        </table:table-row>
        <table:table-row table:style-name="ro11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865" table:number-columns-repeated="16375"/>
        </table:table-row>
        <table:table-row table:style-name="ro4">
          <table:table-cell table:style-name="ce1650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2"/>
          <table:covered-table-cell table:style-name="ce62"/>
          <table:table-cell table:style-name="ce1652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0"/>
          <table:covered-table-cell table:style-name="ce440"/>
          <table:table-cell table:style-name="ce1652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>
          <table:table-cell table:style-name="ce1652" table:content-validation-name="val200" table:number-columns-spanned="4" table:number-rows-spanned="1"/>
          <table:covered-table-cell table:number-columns-repeated="2" table:style-name="ce1652" table:content-validation-name="val200"/>
          <table:covered-table-cell table:style-name="ce62" table:content-validation-name="val200"/>
          <table:table-cell table:style-name="ce1652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4" table:number-rows-repeated="2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4" table:number-rows-repeated="10">
          <table:table-cell table:style-name="ce1865" table:number-columns-repeated="8"/>
          <table:table-cell table:number-columns-repeated="2"/>
          <table:table-cell table:style-name="ce1865" table:number-columns-repeated="16374"/>
        </table:table-row>
        <table:table-row table:style-name="ro4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4" table:number-rows-repeated="11">
          <table:table-cell table:number-columns-repeated="10"/>
          <table:table-cell table:style-name="ce1865" table:number-columns-repeated="16374"/>
        </table:table-row>
        <table:table-row table:style-name="ro4" table:number-rows-repeated="2">
          <table:table-cell/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4" table:number-rows-repeated="13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4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4" table:number-rows-repeated="9">
          <table:table-cell table:number-columns-repeated="10"/>
          <table:table-cell table:style-name="ce1865" table:number-columns-repeated="16374"/>
        </table:table-row>
        <table:table-row table:style-name="ro4" table:number-rows-repeated="2">
          <table:table-cell table:number-columns-repeated="3"/>
          <table:table-cell table:style-name="ce1865" table:number-columns-repeated="3"/>
          <table:table-cell table:number-columns-repeated="4"/>
          <table:table-cell table:style-name="ce1865" table:number-columns-repeated="16374"/>
        </table:table-row>
        <table:table-row table:style-name="ro4" table:number-rows-repeated="6">
          <table:table-cell table:number-columns-repeated="3"/>
          <table:table-cell table:style-name="ce1865" table:number-columns-repeated="5"/>
          <table:table-cell table:number-columns-repeated="2"/>
          <table:table-cell table:style-name="ce1865" table:number-columns-repeated="16374"/>
        </table:table-row>
        <table:table-row table:style-name="ro4" table:number-rows-repeated="7">
          <table:table-cell table:number-columns-repeated="3"/>
          <table:table-cell table:style-name="ce1865" table:number-columns-repeated="6"/>
          <table:table-cell/>
          <table:table-cell table:style-name="ce1865" table:number-columns-repeated="16374"/>
        </table:table-row>
        <table:table-row table:style-name="ro4" table:number-rows-repeated="2">
          <table:table-cell table:number-columns-repeated="6"/>
          <table:table-cell table:style-name="ce1865" table:number-columns-repeated="3"/>
          <table:table-cell/>
          <table:table-cell table:style-name="ce1865" table:number-columns-repeated="16374"/>
        </table:table-row>
        <table:table-row table:style-name="ro4" table:number-rows-repeated="6">
          <table:table-cell table:number-columns-repeated="8"/>
          <table:table-cell table:style-name="ce1865"/>
          <table:table-cell/>
          <table:table-cell table:style-name="ce1865" table:number-columns-repeated="16374"/>
        </table:table-row>
        <table:table-row table:style-name="ro4" table:number-rows-repeated="1048435">
          <table:table-cell table:number-columns-repeated="10"/>
          <table:table-cell table:style-name="ce1865" table:number-columns-repeated="16374"/>
        </table:table-row>
        <table:table-row table:style-name="ro4">
          <table:table-cell table:number-columns-repeated="10"/>
          <table:table-cell table:style-name="ce1865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000"/>
        <table:table-column table:style-name="co73" table:default-cell-style-name="ce955"/>
        <table:table-column table:style-name="co74" table:default-cell-style-name="ce955"/>
        <table:table-column table:style-name="co75" table:default-cell-style-name="ce955"/>
        <table:table-column table:style-name="co15" table:default-cell-style-name="ce955"/>
        <table:table-column table:style-name="co76" table:default-cell-style-name="ce955"/>
        <table:table-column table:style-name="co77" table:default-cell-style-name="ce955"/>
        <table:table-column table:style-name="co78" table:default-cell-style-name="ce955"/>
        <table:table-column table:style-name="co79" table:default-cell-style-name="ce955"/>
        <table:table-column table:style-name="co80" table:default-cell-style-name="ce955"/>
        <table:table-column table:style-name="co15" table:default-cell-style-name="ce955"/>
        <table:table-column table:style-name="co81" table:default-cell-style-name="ce955"/>
        <table:table-column table:style-name="co82" table:default-cell-style-name="ce955"/>
        <table:table-column table:style-name="co83" table:default-cell-style-name="ce955"/>
        <table:table-column table:style-name="co84" table:default-cell-style-name="ce955"/>
        <table:table-column table:style-name="co85" table:default-cell-style-name="ce955"/>
        <table:table-column table:style-name="co42" table:default-cell-style-name="ce955"/>
        <table:table-column table:style-name="co42" table:number-columns-repeated="3" table:default-cell-style-name="ce799"/>
        <table:table-column table:style-name="co42" table:number-columns-repeated="2" table:default-cell-style-name="ce955"/>
        <table:table-column table:style-name="co86" table:default-cell-style-name="ce2000"/>
        <table:table-column table:style-name="co42" table:number-columns-repeated="241" table:default-cell-style-name="ce31"/>
        <table:table-column table:style-name="co5" table:default-cell-style-name="ce31"/>
        <table:table-row table:style-name="ro4">
          <table:table-cell table:style-name="ce19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1" table:number-columns-repeated="7"/>
          <table:table-cell table:number-columns-repeated="242"/>
        </table:table-row>
        <table:table-row table:style-name="ro30">
          <table:table-cell/>
          <table:table-cell table:style-name="ce2009" office:value-type="string" calcext:value-type="string">
            <text:p>Fegyver</text:p>
          </table:table-cell>
          <table:table-cell table:style-name="ce2037" office:value-type="string" calcext:value-type="string">
            <text:p>TÉ</text:p>
          </table:table-cell>
          <table:table-cell table:style-name="ce2037" office:value-type="string" calcext:value-type="string">
            <text:p>VÉ</text:p>
          </table:table-cell>
          <table:table-cell table:style-name="ce2009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9" office:value-type="string" calcext:value-type="string">
            <text:p>Sebzés</text:p>
            <text:p>jellege</text:p>
          </table:table-cell>
          <table:table-cell table:style-name="ce2126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221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K</text:p>
          </table:table-cell>
          <table:table-cell table:style-name="ce2226" office:value-type="string" calcext:value-type="string">
            <text:p>KF</text:p>
          </table:table-cell>
          <table:table-cell table:style-name="ce2269" office:value-type="string" calcext:value-type="string">
            <text:p>Harcmodor</text:p>
          </table:table-cell>
          <table:table-cell table:style-name="ce2288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Közelharci fegyverek</text:p>
          </table:table-cell>
          <table:table-cell table:style-name="ce2010"/>
          <table:table-cell table:style-name="ce2038" table:number-columns-repeated="2"/>
          <table:table-cell table:style-name="ce2010"/>
          <table:table-cell table:style-name="ce2106"/>
          <table:table-cell table:style-name="ce2120"/>
          <table:table-cell table:style-name="ce2106"/>
          <table:table-cell table:style-name="ce2137"/>
          <table:table-cell table:style-name="ce2120"/>
          <table:table-cell table:style-name="ce2106" table:number-columns-repeated="4"/>
          <table:table-cell table:style-name="ce2137"/>
          <table:table-cell table:style-name="ce2289"/>
          <table:table-cell table:style-name="ce2400"/>
          <table:table-cell table:style-name="ce31" table:number-columns-repeated="6"/>
          <table:table-cell table:number-columns-repeated="105"/>
          <table:table-cell table:style-name="ce2401" table:number-columns-repeated="129"/>
          <table:table-cell table:number-columns-repeated="8"/>
        </table:table-row>
        <table:table-row table:style-name="ro31">
          <table:table-cell/>
          <table:table-cell table:style-name="ce2011" office:value-type="string" calcext:value-type="string">
            <text:p>Puszta kéz</text:p>
          </table:table-cell>
          <table:table-cell table:number-columns-repeated="2" table:style-name="ce759" office:value-type="float" office:value="-3" calcext:value-type="float">
            <text:p>-3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6" calcext:value-type="float">
            <text:p>6</text:p>
          </table:table-cell>
          <table:table-cell table:style-name="ce2052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6">Páncélkesztyűvel SP:-3 a (-5) helyett.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7">
          <table:table-cell/>
          <table:table-cell table:style-name="ce2012" office:value-type="string" calcext:value-type="string">
            <text:p>Puszta kéz Belharcban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number-columns-repeated="4" table:style-name="ce2053" office:value-type="float" office:value="0" calcext:value-type="float">
            <text:p>0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FP sebesülést okoz. 5.FP = 1 É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2"/>
          <table:table-cell table:style-name="ce2013" office:value-type="string" calcext:value-type="string">
            <text:p>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Béltépő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Dzsambia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Garott</text:p>
          </table:table-cell>
          <table:table-cell table:number-columns-repeated="2" table:style-name="ce759" office:value-type="float" office:value="0" calcext:value-type="float">
            <text:p>0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-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string" calcext:value-type="string">
            <text:p>spec.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Kés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riszkés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Levél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Markolatgomb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Ugyanazok az értékei, mint a Vasököl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Méregfog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Ha sebzést okoz, befecskendezi a benne tárolt mérg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Pugos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Ramiera</text:p>
          </table:table-cell>
          <table:table-cell table:number-columns-repeated="2" table:style-name="ce759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<text:span text:style-name="T1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Tőr, hárító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5" office:value-type="string" calcext:value-type="string">
            <text:p><text:span text:style-name="T18">Nagyon</text:span><text:span text:style-name="T19"> drága!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Tőr, kígyó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Áldozótőr</text:p>
            <text:p>Vágásnál: +0 S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3"/>
          <table:table-cell table:style-name="ce2013" office:value-type="string" calcext:value-type="string">
            <text:p>Tőr, ökö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3">
          <table:table-cell/>
          <table:table-cell table:style-name="ce2014" office:value-type="string" calcext:value-type="string">
            <text:p>Tőr, páncélszúr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3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Tőr, Slan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7">
          <table:table-cell/>
          <table:table-cell table:style-name="ce2015" office:value-type="string" calcext:value-type="string">
            <text:p>Vasököl / p.kesztyű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Z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29" office:value-type="float" office:value="0" calcext:value-type="float">
            <text:p>0</text:p>
          </table:table-cell>
          <table:table-cell table:style-name="ce2274" office:value-type="string" calcext:value-type="string">
            <text:p>közelharc</text:p>
          </table:table-cell>
          <table:table-cell table:style-name="ce2297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1" office:value-type="string" calcext:value-type="string">
            <text:p>Kardvívó fegyverek</text:p>
          </table:table-cell>
          <table:table-cell table:style-name="ce2016" office:value-type="string" calcext:value-type="string">
            <text:p>Kard, dzsenn szablya</text:p>
          </table:table-cell>
          <table:table-cell table:number-columns-repeated="2" table:style-name="ce1207" office:value-type="float" office:value="5" calcext:value-type="float">
            <text:p>5</text:p>
          </table:table-cell>
          <table:table-cell table:style-name="ce2058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V/S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99" calcext:value-type="float">
            <text:p>99</text:p>
          </table:table-cell>
          <table:table-cell table:style-name="ce2058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4" office:value-type="float" office:value="0" calcext:value-type="float">
            <text:p>0</text:p>
          </table:table-cell>
          <table:table-cell table:style-name="ce2230" office:value-type="string" calcext:value-type="string">
            <text:p>D6</text:p>
          </table:table-cell>
          <table:table-cell table:style-name="ce2275" office:value-type="string" calcext:value-type="string">
            <text:p>kardvívás</text:p>
          </table:table-cell>
          <table:table-cell table:style-name="ce2298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4">
          <table:table-cell/>
          <table:table-cell table:style-name="ce2013" office:value-type="string" calcext:value-type="string">
            <text:p>Kard, emrelin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fejvadász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handzsá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hiequar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7" office:value-type="string" calcext:value-type="string">
            <text:p>Kard, hosszú</text:p>
          </table:table-cell>
          <table:table-cell table:number-columns-repeated="2" table:style-name="ce195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A legelterjedtebb kar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jatagán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22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3">
          <table:table-cell/>
          <table:table-cell table:style-name="ce2017" office:value-type="string" calcext:value-type="string">
            <text:p>Kard, kétkezes</text:p>
          </table:table-cell>
          <table:table-cell table:style-name="ce1955" office:value-type="float" office:value="7" calcext:value-type="float">
            <text:p>7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khossa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Kard, kígy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Lagoss 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5" calcext:value-type="float">
            <text:p>5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gyébként Hosszúkard értéke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lovag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7" office:value-type="string" calcext:value-type="string">
            <text:p>Kard, másfélkezes 2K</text:p>
          </table:table-cell>
          <table:table-cell table:style-name="ce1955" office:value-type="float" office:value="6" calcext:value-type="float">
            <text:p>6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,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Kard, másfélkezes 1K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Kard, mesterkard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13" office:value-type="string" calcext:value-type="string">
            <text:p>Kard, mesterkard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Pugoss 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Kard, rapír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Slan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13" office:value-type="string" calcext:value-type="string">
            <text:p>Kard, Slan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Slan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13" office:value-type="string" calcext:value-type="string">
            <text:p>Kard, Slan csatakard</text:p>
          </table:table-cell>
          <table:table-cell table:style-name="ce759" office:value-type="float" office:value="8" calcext:value-type="float">
            <text:p>8</text:p>
          </table:table-cell>
          <table:table-cell table:style-name="ce759" office:value-type="float" office:value="7" calcext:value-type="float">
            <text:p>7</text:p>
          </table:table-cell>
          <table:table-cell table:number-columns-repeated="2"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Hihetetlen drága és ritka.</text:p>
            <text:p>Csak két kézzel forgat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Kard, szablya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3"/>
          <table:table-cell table:style-name="ce2014" office:value-type="string" calcext:value-type="string">
            <text:p>Mara-sequor 1K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/>
          <table:table-cell table:style-name="ce2056" office:value-type="float" office:value="1.5" calcext:value-type="float">
            <text:p>1,5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2"/>
          <table:table-cell table:style-name="ce2227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3"/>
          <table:table-cell table:style-name="ce2014" office:value-type="string" calcext:value-type="string">
            <text:p>Mara-sequor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5" calcext:value-type="float">
            <text:p>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0">
          <table:table-cell table:style-name="ce2003"/>
          <table:table-cell table:style-name="ce2014" office:value-type="string" calcext:value-type="string">
            <text:p>Meneth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A3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Predoci egyeneskard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Sequor 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27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0">
          <table:table-cell/>
          <table:table-cell table:style-name="ce2013" office:value-type="string" calcext:value-type="string">
            <text:p>Vívóbot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6" office:value-type="float" office:value="-5" calcext:value-type="float">
            <text:p>-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27" office:value-type="string" calcext:value-type="string">
            <text:p>Fából készült gyakorlófegyver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4">
          <table:table-cell/>
          <table:table-cell table:style-name="ce2018" office:value-type="string" calcext:value-type="string">
            <text:p>Tőrkard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60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Lándzsavívó fegyverek</text:p>
          </table:table-cell>
          <table:table-cell table:style-name="ce2019" office:value-type="string" calcext:value-type="string">
            <text:p>Alabárd SV</text:p>
          </table:table-cell>
          <table:table-cell table:number-columns-repeated="2" table:style-name="ce2039" office:value-type="float" office:value="10" calcext:value-type="float">
            <text:p>10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lándzsavívás</text:p>
          </table:table-cell>
          <table:table-cell table:style-name="ce2336" office:value-type="string" calcext:value-type="string">
            <text:p>Szúró és Vágó módba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20" office:value-type="string" calcext:value-type="string">
            <text:p>Alabárd Z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10" calcext:value-type="float">
            <text:p>10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5" calcext:value-type="float">
            <text:p>5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340" office:value-type="string" calcext:value-type="string">
            <text:p>Zúzó módban. Talán a legjobb a páncélok ellen az Átütéssel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7">
          <table:table-cell table:style-name="ce2003"/>
          <table:table-cell table:style-name="ce2014" office:value-type="string" calcext:value-type="string">
            <text:p>Bot, hosszú</text:p>
          </table:table-cell>
          <table:table-cell table:style-name="ce1953" office:value-type="float" office:value="6" calcext:value-type="float">
            <text:p>6</text:p>
          </table:table-cell>
          <table:table-cell table:style-name="ce1953" office:value-type="float" office:value="8" calcext:value-type="float">
            <text:p>8</text:p>
          </table:table-cell>
          <table:table-cell table:style-name="ce2063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Könnyű és fürg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7">
          <table:table-cell table:style-name="ce2003"/>
          <table:table-cell table:style-name="ce2014" office:value-type="string" calcext:value-type="string">
            <text:p>Kopja, harci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10" calcext:value-type="float">
            <text:p>10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Csak lovon használható.Csak Lovas rohamból használható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7">
          <table:table-cell table:style-name="ce2003"/>
          <table:table-cell table:style-name="ce2014" office:value-type="string" calcext:value-type="string">
            <text:p>Kopja, torna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-3" calcext:value-type="float">
            <text:p>-3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Puhafa, lovagi tornákra való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0">
          <table:table-cell table:style-name="ce2003"/>
          <table:table-cell table:style-name="ce2014" office:value-type="string" calcext:value-type="string">
            <text:p>Lándzsa, keskeny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0">
          <table:table-cell table:style-name="ce2003"/>
          <table:table-cell table:style-name="ce2014" office:value-type="string" calcext:value-type="string">
            <text:p>Lándzsa, széles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0">
          <table:table-cell table:style-name="ce2003"/>
          <table:table-cell table:style-name="ce2014" office:value-type="string" calcext:value-type="string">
            <text:p>Pika, keskeny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0">
          <table:table-cell table:style-name="ce2003"/>
          <table:table-cell table:style-name="ce2014" office:value-type="string" calcext:value-type="string">
            <text:p>Pika, széles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3"/>
          <table:table-cell table:style-name="ce2014" office:value-type="string" calcext:value-type="string">
            <text:p>Szigony, egykezes</text:p>
          </table:table-cell>
          <table:table-cell table:style-name="ce1953" office:value-type="float" office:value="4" calcext:value-type="float">
            <text:p>4</text:p>
          </table:table-cell>
          <table:table-cell table:style-name="ce1953" office:value-type="float" office:value="5" calcext:value-type="float">
            <text:p>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/>
          <table:table-cell table:style-name="ce2014" office:value-type="string" calcext:value-type="string">
            <text:p>Szigony, kétkezes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1" office:value-type="string" calcext:value-type="string">
            <text:p>Aprító fegyverek</text:p>
          </table:table-cell>
          <table:table-cell table:style-name="ce1868" office:value-type="string" calcext:value-type="string">
            <text:p>Balta</text:p>
          </table:table-cell>
          <table:table-cell table:style-name="ce1207" office:value-type="float" office:value="2" calcext:value-type="float">
            <text:p>2</text:p>
          </table:table-cell>
          <table:table-cell table:style-name="ce1207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egy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5" office:value-type="string" calcext:value-type="string">
            <text:p>rombolás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11" office:value-type="string" calcext:value-type="string">
            <text:p>Bot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62" office:value-type="float" office:value="-3" calcext:value-type="float">
            <text:p>-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2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ot, furkó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7">
          <table:table-cell/>
          <table:table-cell table:style-name="ce2013" office:value-type="string" calcext:value-type="string">
            <text:p>Buzogány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62" office:value-type="float" office:value="1" calcext:value-type="float">
            <text:p>1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kétkeze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lánco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llene az ellenfél Pajzs VÉ fele számít csak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shadleki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Buzogány, tolla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Csatabárd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Csatabárd, kétkeze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1.5" calcext:value-type="float">
            <text:p>1,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13" office:value-type="string" calcext:value-type="string">
            <text:p>Csatacsákány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,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0" calcext:value-type="float">
            <text:p>1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 office:value-type="string" calcext:value-type="string">
            <text:p>Nagyon vérzik; 50%: beragad és nem lehet kihúzni harc közbe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18" office:value-type="string" calcext:value-type="string">
            <text:p>Harci kalapác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1.5" calcext:value-type="float">
            <text:p>1,5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8" office:value-type="string" calcext:value-type="string">
            <text:p>rombol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Ostorharcos fegyverek</text:p>
          </table:table-cell>
          <table:table-cell table:style-name="ce2019" office:value-type="string" calcext:value-type="string">
            <text:p>Korbács</text:p>
          </table:table-cell>
          <table:table-cell table:style-name="ce1207" office:value-type="float" office:value="3" calcext:value-type="float">
            <text:p>3</text:p>
          </table:table-cell>
          <table:table-cell table:style-name="ce1207" office:value-type="float" office:value="0" calcext:value-type="float">
            <text:p>0</text:p>
          </table:table-cell>
          <table:table-cell table:style-name="ce2061" office:value-type="float" office:value="-1" calcext:value-type="float">
            <text:p>-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ostorharc</text:p>
          </table:table-cell>
          <table:table-cell table:style-name="ce2350"/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14" office:value-type="string" calcext:value-type="string">
            <text:p>Osto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4">
          <table:table-cell/>
          <table:table-cell table:style-name="ce2021" office:value-type="string" calcext:value-type="string">
            <text:p>Ostorkard</text:p>
          </table:table-cell>
          <table:table-cell table:number-columns-repeated="2" table:style-name="ce759" office:value-type="float" office:value="10" calcext:value-type="float">
            <text:p>10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8" calcext:value-type="float">
            <text:p>8</text:p>
          </table:table-cell>
          <table:table-cell table:style-name="ce2066" office:value-type="string" calcext:value-type="string">
            <text:p>V</text:p>
          </table:table-cell>
          <table:table-cell table:style-name="ce2066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351" office:value-type="string" calcext:value-type="string">
            <text:p>Önveszélyes, lásd a leírását. 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 table:style-name="ce2001" office:value-type="string" calcext:value-type="string">
            <text:p>Hárítófegyverek</text:p>
          </table:table-cell>
          <table:table-cell table:style-name="ce2022" office:value-type="string" calcext:value-type="string">
            <text:p>Hárító: Alkarvédő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string" calcext:value-type="string">
            <text:p>3/2/0</text:p>
          </table:table-cell>
          <table:table-cell table:style-name="ce2067" office:value-type="string" calcext:value-type="string">
            <text:p>-</text:p>
          </table:table-cell>
          <table:table-cell table:style-name="ce2108" office:value-type="float" office:value="99" calcext:value-type="float">
            <text:p>99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211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280" office:value-type="string" calcext:value-type="string">
            <text:p>közelharci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04"/>
          <table:table-cell table:style-name="ce2021" office:value-type="string" calcext:value-type="string">
            <text:p>Hárító: Csatakesztyű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5"/>
          <table:table-cell table:style-name="ce2021" office:value-type="string" calcext:value-type="string">
            <text:p>Hárító: Köpeny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 office:value-type="string" calcext:value-type="string">
            <text:p>Legfeljebb 1 penge hosszú fegyverek ellen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5"/>
          <table:table-cell table:style-name="ce2021" office:value-type="string" calcext:value-type="string">
            <text:p>Hárító: Tonfa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3/2/0</text:p>
          </table:table-cell>
          <table:table-cell table:style-name="ce2066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özelharci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 table:style-name="ce2001" office:value-type="string" calcext:value-type="string">
            <text:p>Pajzsok</text:p>
          </table:table-cell>
          <table:table-cell table:style-name="ce2023" office:value-type="string" calcext:value-type="string">
            <text:p>Pajzs típus</text:p>
          </table:table-cell>
          <table:table-cell table:style-name="ce2042" office:value-type="string" calcext:value-type="string">
            <text:p>TÉ</text:p>
          </table:table-cell>
          <table:table-cell table:style-name="ce2042" office:value-type="string" calcext:value-type="string">
            <text:p>VÉ</text:p>
          </table:table-cell>
          <table:table-cell table:style-name="ce2023" office:value-type="string" calcext:value-type="string">
            <text:p>SP</text:p>
          </table:table-cell>
          <table:table-cell table:style-name="ce2109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213" office:value-type="string" calcext:value-type="string">
            <text:p>Típus</text:p>
          </table:table-cell>
          <table:table-cell table:style-name="ce2222" office:value-type="string" calcext:value-type="string">
            <text:p>Erőbónusz</text:p>
            <text:p>Max</text:p>
          </table:table-cell>
          <table:table-cell table:style-name="ce2109" office:value-type="string" calcext:value-type="string">
            <text:p>Átütés</text:p>
          </table:table-cell>
          <table:table-cell table:style-name="ce2238" office:value-type="string" calcext:value-type="string">
            <text:p>Íves</text:p>
          </table:table-cell>
          <table:table-cell table:style-name="ce2238" office:value-type="string" calcext:value-type="string">
            <text:p>MF</text:p>
          </table:table-cell>
          <table:table-cell table:style-name="ce2238" office:value-type="string" calcext:value-type="string">
            <text:p>KF</text:p>
          </table:table-cell>
          <table:table-cell table:style-name="ce2281" office:value-type="string" calcext:value-type="string">
            <text:p>Harcmodor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37"/>
        </table:table-row>
        <table:table-row table:style-name="ro4">
          <table:table-cell/>
          <table:table-cell table:style-name="ce2024" office:value-type="string" calcext:value-type="string">
            <text:p>Ki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2"/>
          <table:table-cell table:style-name="ce2024" office:value-type="string" calcext:value-type="string">
            <text:p>Közepe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0" calcext:value-type="float">
            <text:p>1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3">
          <table:table-cell/>
          <table:table-cell table:style-name="ce2024" office:value-type="string" calcext:value-type="string">
            <text:p>Nagy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6" calcext:value-type="float">
            <text:p>1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9" calcext:value-type="float">
            <text:p>9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25" office:value-type="string" calcext:value-type="string">
            <text:p>Fegyver</text:p>
          </table:table-cell>
          <table:table-cell table:style-name="ce2025" office:value-type="string" calcext:value-type="string">
            <text:p>CÉ</text:p>
          </table:table-cell>
          <table:table-cell table:style-name="ce2025" office:value-type="string" calcext:value-type="string">
            <text:p>Osztó</text:p>
          </table:table-cell>
          <table:table-cell table:style-name="ce2025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25" office:value-type="string" calcext:value-type="string">
            <text:p>Tipus</text:p>
          </table:table-cell>
          <table:table-cell table:style-name="ce2223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25" table:number-columns-repeated="3"/>
          <table:table-cell table:style-name="ce211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6" office:value-type="string" calcext:value-type="string">
            <text:p>Hajítófegyverek</text:p>
          </table:table-cell>
          <table:table-cell table:style-name="ce2026"/>
          <table:table-cell table:style-name="ce2044" table:number-columns-repeated="2"/>
          <table:table-cell table:style-name="ce1868" table:number-columns-repeated="11"/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27" office:value-type="string" calcext:value-type="string">
            <text:p>Alkalmatlan tárg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-5" calcext:value-type="float">
            <text:p>-5</text:p>
          </table:table-cell>
          <table:table-cell table:style-name="ce2045" office:value-type="float" office:value="11" calcext:value-type="float">
            <text:p>11</text:p>
          </table:table-cell>
          <table:table-cell table:style-name="ce2045" office:value-type="string" calcext:value-type="string">
            <text:p>Z</text:p>
          </table:table-cell>
          <table:table-cell table:style-name="ce2130" office:value-type="string" calcext:value-type="string">
            <text:p>5m +(Erő x 3)</text:p>
          </table:table-cell>
          <table:table-cell table:style-name="ce2215" office:value-type="string" calcext:value-type="string">
            <text:p>egykezes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table:number-columns-repeated="3"/>
          <table:table-cell table:style-name="ce2283" office:value-type="string" calcext:value-type="string">
            <text:p>hajít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5"/>
          <table:table-cell table:style-name="ce2028" office:value-type="string" calcext:value-type="string">
            <text:p>Bol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20m</text:p>
          </table:table-cell>
          <table:table-cell table:style-name="ce2216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29" office:value-type="string" calcext:value-type="string">
            <text:p>Dárda</text:p>
          </table:table-cell>
          <table:table-cell table:style-name="ce1953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131" office:value-type="string" calcext:value-type="string">
            <text:p>5m</text:p>
            <text:p>+(Erő x 3)</text:p>
          </table:table-cell>
          <table:table-cell table:style-name="ce2217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3" calcext:value-type="float">
            <text:p>3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4">
          <table:table-cell/>
          <table:table-cell table:style-name="ce2030" office:value-type="string" calcext:value-type="string">
            <text:p>Dobócsillag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5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28" office:value-type="string" calcext:value-type="string">
            <text:p>Dobóhál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5">
          <table:table-cell table:style-name="ce2002"/>
          <table:table-cell table:style-name="ce2030" office:value-type="string" calcext:value-type="string">
            <text:p>Hajítóbárd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132" office:value-type="string" calcext:value-type="string">
            <text:p><text:span text:style-name="T14">20m</text:span></text:p>
            <text:p><text:span text:style-name="T15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30">
          <table:table-cell/>
          <table:table-cell table:style-name="ce2031" office:value-type="string" calcext:value-type="string">
            <text:p>Hajítótőr</text:p>
          </table:table-cell>
          <table:table-cell table:style-name="ce1955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15m</text:p>
          </table:table-cell>
          <table:table-cell table:style-name="ce2218" office:value-type="string" calcext:value-type="string">
            <text:p>egy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070"/>
          <table:table-cell table:style-name="ce2256" table:number-columns-repeated="2"/>
          <table:table-cell table:style-name="ce2284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5">
          <table:table-cell table:style-name="ce2005"/>
          <table:table-cell table:style-name="ce2030" office:value-type="string" calcext:value-type="string">
            <text:p>Kő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33" office:value-type="string" calcext:value-type="string">
            <text:p>20m</text:p>
            <text:p>+(Erő x 5) 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3"/>
          <table:table-cell table:style-name="ce2259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21" office:value-type="string" calcext:value-type="string">
            <text:p>Lassz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70" office:value-type="string" calcext:value-type="string">
            <text:p>Sebesülés az esés következtében leh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/>
          <table:table-cell table:style-name="ce2021" office:value-type="string" calcext:value-type="string">
            <text:p>Parittya</text:p>
          </table:table-cell>
          <table:table-cell table:style-name="ce1953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2" calcext:value-type="float">
            <text:p>2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hajítás</text:p>
          </table:table-cell>
          <table:table-cell table:style-name="ce2375" office:value-type="string" calcext:value-type="string">
            <text:p>SFÉ duplán számít ellen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05"/>
          <table:table-cell table:style-name="ce2030" office:value-type="string" calcext:value-type="string">
            <text:p>Ramier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21" office:value-type="string" calcext:value-type="string">
            <text:p>Tőr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 table:style-name="ce2006" office:value-type="string" calcext:value-type="string">
            <text:p>Íjász lőfegyverek</text:p>
          </table:table-cell>
          <table:table-cell table:style-name="ce2022" office:value-type="string" calcext:value-type="string">
            <text:p>Rövid íj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4" calcext:value-type="float">
            <text:p>4</text:p>
          </table:table-cell>
          <table:table-cell table:style-name="ce2067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string" calcext:value-type="string">
            <text:p>60m</text:p>
          </table:table-cell>
          <table:table-cell table:style-name="ce2219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225" office:value-type="float" office:value="0" calcext:value-type="float">
            <text:p>0</text:p>
          </table:table-cell>
          <table:table-cell table:style-name="ce2245"/>
          <table:table-cell table:style-name="ce2264" table:number-columns-repeated="2"/>
          <table:table-cell table:style-name="ce2280" office:value-type="string" calcext:value-type="string">
            <text:p>íjászat</text:p>
          </table:table-cell>
          <table:table-cell table:style-name="ce23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32" office:value-type="string" calcext:value-type="string">
            <text:p>Hosszú íj</text:p>
          </table:table-cell>
          <table:table-cell table:style-name="ce1955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string" calcext:value-type="string">
            <text:p>120m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/>
          <table:table-cell table:style-name="ce2265" table:number-columns-repeated="2"/>
          <table:table-cell table:style-name="ce2285" office:value-type="string" calcext:value-type="string">
            <text:p>íjászat</text:p>
          </table:table-cell>
          <table:table-cell table:style-name="ce23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30" office:value-type="string" calcext:value-type="string">
            <text:p>Visszacsapó íj</text:p>
          </table:table-cell>
          <table:table-cell table:style-name="ce1953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0m</text:p>
          </table:table-cell>
          <table:table-cell table:style-name="ce2076" office:value-type="string" calcext:value-type="string">
            <text:p>kétkezes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3" calcext:value-type="float">
            <text:p>3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30" office:value-type="string" calcext:value-type="string">
            <text:p>Elf íj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4">
          <table:table-cell/>
          <table:table-cell table:style-name="ce2021" office:value-type="string" calcext:value-type="string">
            <text:p>Fúvócső, kicsi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string" calcext:value-type="string">
            <text:p>spec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íjászat</text:p>
          </table:table-cell>
          <table:table-cell table:style-name="ce2370" office:value-type="string" calcext:value-type="string">
            <text:p>k20 dobásnál: 20-as dobás: 1 ÉP, különben 0 ÉP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33" office:value-type="string" calcext:value-type="string">
            <text:p>Fúvócső, vadász</text:p>
          </table:table-cell>
          <table:table-cell table:style-name="ce2046" office:value-type="float" office:value="3" calcext:value-type="float">
            <text:p>3</text:p>
          </table:table-cell>
          <table:table-cell table:style-name="ce2050" office:value-type="float" office:value="4" calcext:value-type="float">
            <text:p>4</text:p>
          </table:table-cell>
          <table:table-cell table:style-name="ce2073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30m</text:p>
          </table:table-cell>
          <table:table-cell table:style-name="ce2220" office:value-type="string" calcext:value-type="string">
            <text:p>két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246" table:number-columns-repeated="3"/>
          <table:table-cell table:style-name="ce2286" office:value-type="string" calcext:value-type="string">
            <text:p>íjászat</text:p>
          </table:table-cell>
          <table:table-cell table:style-name="ce23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6" office:value-type="string" calcext:value-type="string">
            <text:p>Lövész lőfegyverek</text:p>
          </table:table-cell>
          <table:table-cell table:style-name="ce2034" office:value-type="string" calcext:value-type="string">
            <text:p>Kézi nyílpuska</text:p>
          </table:table-cell>
          <table:table-cell table:style-name="ce2039" office:value-type="float" office:value="3" calcext:value-type="float">
            <text:p>3</text:p>
          </table:table-cell>
          <table:table-cell table:style-name="ce1207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16" office:value-type="string" calcext:value-type="string">
            <text:p>-</text:p>
          </table:table-cell>
          <table:table-cell table:style-name="ce2074" office:value-type="string" calcext:value-type="string">
            <text:p>S</text:p>
          </table:table-cell>
          <table:table-cell table:style-name="ce2134" office:value-type="string" calcext:value-type="string">
            <text:p>20m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47"/>
          <table:table-cell table:style-name="ce2266" table:number-columns-repeated="2"/>
          <table:table-cell table:style-name="ce2275" office:value-type="string" calcext:value-type="string">
            <text:p>lövészet</text:p>
          </table:table-cell>
          <table:table-cell table:style-name="ce2395" office:value-type="string" calcext:value-type="string">
            <text:p>A kézi nyílpuska kevésbé pontos fegyver kis mérete miatt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4">
          <table:table-cell/>
          <table:table-cell table:style-name="ce2035" office:value-type="string" calcext:value-type="string">
            <text:p>Nyílpuska</text:p>
          </table:table-cell>
          <table:table-cell table:number-columns-repeated="2" table:style-name="ce1955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117" office:value-type="string" calcext:value-type="string">
            <text:p>-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50m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8" calcext:value-type="float">
            <text:p>8</text:p>
          </table:table-cell>
          <table:table-cell table:style-name="ce2075"/>
          <table:table-cell table:style-name="ce2267" table:number-columns-repeated="2"/>
          <table:table-cell table:style-name="ce2271" office:value-type="string" calcext:value-type="string">
            <text:p>lövészet</text:p>
          </table:table-cell>
          <table:table-cell table:style-name="ce23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30" office:value-type="string" calcext:value-type="string">
            <text:p>Nehéz nyílpuska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76" office:value-type="float" office:value="14" calcext:value-type="float">
            <text:p>14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8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15" calcext:value-type="float">
            <text:p>15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0">
          <table:table-cell/>
          <table:table-cell table:style-name="ce2030" office:value-type="string" calcext:value-type="string">
            <text:p>Shadoni páncéltörő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6" calcext:value-type="float">
            <text:p>6</text:p>
          </table:table-cell>
          <table:table-cell table:style-name="ce2076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Z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20" calcext:value-type="float">
            <text:p>2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/>
          <table:table-cell table:style-name="ce2030" office:value-type="string" calcext:value-type="string">
            <text:p>Kharei nyílpuska</text:p>
          </table:table-cell>
          <table:table-cell table:style-name="ce1953" office:value-type="float" office:value="4" calcext:value-type="float">
            <text:p>4</text:p>
          </table:table-cell>
          <table:table-cell table:style-name="ce759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5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0">
          <table:table-cell table:style-name="ce2007"/>
          <table:table-cell table:style-name="ce2036" office:value-type="string" calcext:value-type="string">
            <text:p>Aquir nyílpuska</text:p>
          </table:table-cell>
          <table:table-cell table:style-name="ce2046" office:value-type="float" office:value="6" calcext:value-type="float">
            <text:p>6</text:p>
          </table:table-cell>
          <table:table-cell table:style-name="ce2051" office:value-type="float" office:value="5" calcext:value-type="float">
            <text:p>5</text:p>
          </table:table-cell>
          <table:table-cell table:style-name="ce2092" office:value-type="string" calcext:value-type="string">
            <text:p>💀/+6</text:p>
          </table:table-cell>
          <table:table-cell table:style-name="ce2118" office:value-type="string" calcext:value-type="string">
            <text:p>-</text:p>
          </table:table-cell>
          <table:table-cell table:style-name="ce2092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0" calcext:value-type="float">
            <text:p>20</text:p>
          </table:table-cell>
          <table:table-cell table:style-name="ce2248" table:number-columns-repeated="3"/>
          <table:table-cell table:style-name="ce2276" office:value-type="string" calcext:value-type="string">
            <text:p>lövészet</text:p>
          </table:table-cell>
          <table:table-cell table:style-name="ce2397" office:value-type="string" calcext:value-type="string">
            <text:p>Halálos hatása és Átütés értéke csak aquir kézben érvényesül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style-name="ce2008" office:value-type="string" calcext:value-type="string">
            <text:p>Mágikus lövedékek</text:p>
          </table:table-cell>
          <table:table-cell table:style-name="ce949" office:value-type="string" calcext:value-type="string">
            <text:p>Mágiatáv I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/>
          <table:table-cell table:style-name="ce2260" table:number-columns-repeated="2"/>
          <table:table-cell table:style-name="ce2287" office:value-type="string" calcext:value-type="string">
            <text:p>mágikus célzás</text:p>
          </table:table-cell>
          <table:table-cell table:style-name="ce2398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0">
          <table:table-cell/>
          <table:table-cell table:style-name="ce949" office:value-type="string" calcext:value-type="string">
            <text:p>Mágiatáv II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0">
          <table:table-cell/>
          <table:table-cell table:style-name="ce949" office:value-type="string" calcext:value-type="string">
            <text:p>Mágiatáv III</text:p>
          </table:table-cell>
          <table:table-cell table:style-name="ce759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0">
          <table:table-cell/>
          <table:table-cell table:style-name="ce949" office:value-type="string" calcext:value-type="string">
            <text:p>Mágiatáv IV</text:p>
          </table:table-cell>
          <table:table-cell table:style-name="ce759" office:value-type="float" office:value="4" calcext:value-type="float">
            <text:p>4</text:p>
          </table:table-cell>
          <table:table-cell table:style-name="ce2047" office:value-type="float" office:value="4" calcext:value-type="float">
            <text:p>4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949" office:value-type="string" calcext:value-type="string">
            <text:p><text:span text:style-name="T2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99" table:number-columns-repeated="1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99"/>
          <table:table-cell table:style-name="ce31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1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1"/>
          <table:table-cell table:number-columns-repeated="4"/>
          <table:table-cell table:style-name="ce79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9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1394"/>
        <table:table-column table:style-name="co92" table:default-cell-style-name="ce1729"/>
        <table:table-column table:style-name="co17" table:default-cell-style-name="ce1865"/>
        <table:table-column table:style-name="co93" table:default-cell-style-name="ce1865"/>
        <table:table-column table:style-name="co94" table:default-cell-style-name="ce1865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29"/>
          <table:covered-table-cell table:style-name="ce749"/>
          <table:covered-table-cell table:style-name="ce2629"/>
          <table:covered-table-cell table:style-name="ce2418"/>
          <table:covered-table-cell table:style-name="ce2629"/>
          <table:covered-table-cell table:style-name="ce749"/>
          <table:covered-table-cell table:number-columns-repeated="3"/>
          <table:table-cell table:style-name="ce1865" table:number-columns-repeated="16374"/>
        </table:table-row>
        <table:table-row table:style-name="ro15">
          <table:table-cell table:style-name="ce1713"/>
          <table:table-cell table:style-name="ce2268"/>
          <table:table-cell table:style-name="ce749"/>
          <table:table-cell table:style-name="ce2268"/>
          <table:table-cell table:style-name="ce2418"/>
          <table:table-cell table:style-name="ce2268"/>
          <table:table-cell table:style-name="ce749"/>
          <table:table-cell table:number-columns-repeated="3"/>
          <table:table-cell table:style-name="ce1865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865"/>
          <table:table-cell table:style-name="ce1739" office:value-type="string" calcext:value-type="string">
            <text:p>Tradíciók</text:p>
          </table:table-cell>
          <table:table-cell table:style-name="ce1865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865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865"/>
          <table:table-cell table:style-name="ce1726"/>
          <table:table-cell table:style-name="ce1865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865" table:number-columns-repeated="16374"/>
        </table:table-row>
        <table:table-row table:style-name="ro10">
          <table:table-cell table:style-name="ce1716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865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865" table:number-columns-repeated="2"/>
          <table:table-cell table:style-name="ce1726" office:value-type="string" calcext:value-type="string">
            <text:p>Magas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Vulgár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865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865"/>
          <table:table-cell table:style-name="ce1726" office:value-type="string" calcext:value-type="string">
            <text:p>Bárd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Illuzionist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865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865" table:number-columns-repeated="16374"/>
        </table:table-row>
        <table:table-row table:style-name="ro7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865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865" table:number-columns-repeated="16374"/>
        </table:table-row>
        <table:table-row table:style-name="ro10">
          <table:table-cell table:style-name="ce171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865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865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865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865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865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865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865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865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10">
          <table:table-cell table:style-name="ce1723" office:value-type="string" calcext:value-type="string">
            <text:p><text:span text:style-name="T29"><text:a xlink:href="https://github.com/kaktusztea/szilankrpg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865"/>
          <table:table-cell table:style-name="ce582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865" table:number-columns-repeated="6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865"/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1"/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10">
          <table:table-cell table:style-name="ce1716" office:value-type="string" calcext:value-type="string">
            <text:p><text:span text:style-name="T26">➖➖ </text:span><text:span text:style-name="T30">Anyag szféra</text:span><text:span text:style-name="T31"> </text:span><text:span text:style-name="T32">➖➖</text:span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394" table:formula="of:=COUNTA([.A36:.A63])" office:value-type="float" office:value="24" calcext:value-type="float">
            <text:p>24</text:p>
          </table:table-cell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4" table:number-rows-repeated="5">
          <table:table-cell table:style-name="ce1865" table:number-columns-repeated="3"/>
          <table:table-cell table:number-columns-repeated="7"/>
          <table:table-cell table:style-name="ce1865" table:number-columns-repeated="16374"/>
        </table:table-row>
        <table:table-row table:style-name="ro4" table:number-rows-repeated="2">
          <table:table-cell table:style-name="ce1865" table:number-columns-repeated="2"/>
          <table:table-cell table:number-columns-repeated="8"/>
          <table:table-cell table:style-name="ce1865" table:number-columns-repeated="16374"/>
        </table:table-row>
        <table:table-row table:style-name="ro4" table:number-rows-repeated="1048508">
          <table:table-cell table:number-columns-repeated="10"/>
          <table:table-cell table:style-name="ce1865" table:number-columns-repeated="16374"/>
        </table:table-row>
        <table:table-row table:style-name="ro4">
          <table:table-cell table:number-columns-repeated="10"/>
          <table:table-cell table:style-name="ce1865" table:number-columns-repeated="16374"/>
        </table:table-row>
      </table:table>
      <table:table table:name="Fortélylista" table:style-name="ta6">
        <table:table-column table:style-name="co95" table:default-cell-style-name="ce31"/>
        <table:table-column table:style-name="co96" table:default-cell-style-name="ce2"/>
        <table:table-column table:style-name="co97" table:default-cell-style-name="ce2093"/>
        <table:table-column table:style-name="co98" table:default-cell-style-name="ce31"/>
        <table:table-column table:style-name="co99" table:default-cell-style-name="ce2100"/>
        <table:table-column table:style-name="co100" table:default-cell-style-name="ce31"/>
        <table:table-column table:style-name="co101" table:default-cell-style-name="ce31"/>
        <table:table-column table:style-name="co102" table:default-cell-style-name="ce31"/>
        <table:table-column table:style-name="co103" table:default-cell-style-name="ce210"/>
        <table:table-column table:style-name="co104" table:default-cell-style-name="ce31"/>
        <table:table-column table:style-name="co105" table:default-cell-style-name="ce31"/>
        <table:table-column table:style-name="co106" table:default-cell-style-name="ce1865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8" table:default-cell-style-name="ce1865"/>
        <table:table-column table:style-name="co5" table:default-cell-style-name="ce1865"/>
        <table:table-column table:style-name="co5" table:number-columns-repeated="16367"/>
        <table:table-row table:style-name="ro15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452"/>
          <table:covered-table-cell table:style-name="ce749"/>
          <table:covered-table-cell table:style-name="ce765"/>
          <table:covered-table-cell table:number-columns-repeated="3" table:style-name="ce749"/>
          <table:covered-table-cell table:style-name="ce2206"/>
          <table:covered-table-cell table:number-columns-repeated="2" table:style-name="ce749"/>
          <table:covered-table-cell/>
          <table:covered-table-cell table:style-name="ce749"/>
          <table:covered-table-cell table:number-columns-repeated="3"/>
          <table:table-cell/>
          <table:table-cell table:style-name="ce1865" table:number-columns-repeated="16367"/>
        </table:table-row>
        <table:table-row table:style-name="ro15">
          <table:table-cell table:style-name="ce2078"/>
          <table:table-cell table:style-name="ce1540"/>
          <table:table-cell table:style-name="ce2452"/>
          <table:table-cell table:style-name="ce749"/>
          <table:table-cell table:number-columns-repeated="13"/>
          <table:table-cell table:style-name="ce1865" table:number-columns-repeated="16367"/>
        </table:table-row>
        <table:table-row table:style-name="ro4">
          <table:table-cell table:style-name="ce2079" office:value-type="string" calcext:value-type="string">
            <text:p>Kiemelt Fortélyok</text:p>
          </table:table-cell>
          <table:table-cell table:style-name="ce749"/>
          <table:table-cell table:style-name="ce31"/>
          <table:table-cell table:style-name="ce749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865"/>
          <table:table-cell table:style-name="ce2080" office:value-type="string" calcext:value-type="string">
            <text:p>Varázslási metódusok</text:p>
          </table:table-cell>
          <table:table-cell table:style-name="ce31"/>
          <table:table-cell/>
          <table:table-cell table:style-name="ce1865" table:number-columns-repeated="16367"/>
        </table:table-row>
        <table:table-row table:style-name="ro4">
          <table:table-cell table:style-name="ce1865"/>
          <table:table-cell table:style-name="ce749"/>
          <table:table-cell table:style-name="ce31"/>
          <table:table-cell table:style-name="ce749"/>
          <table:table-cell table:style-name="ce2082"/>
          <table:table-cell table:style-name="ce2104"/>
          <table:table-cell/>
          <table:table-cell table:style-name="ce2082"/>
          <table:table-cell table:style-name="ce31"/>
          <table:table-cell table:style-name="ce1865"/>
          <table:table-cell/>
          <table:table-cell table:style-name="ce2100"/>
          <table:table-cell/>
          <table:table-cell table:style-name="ce1865"/>
          <table:table-cell/>
          <table:table-cell table:style-name="ce31"/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56">➖➖➖ </text:span><text:span text:style-name="T57">Származás </text:span><text:span text:style-name="T58">➖➖➖</text:span></text:p>
          </table:table-cell>
          <table:table-cell/>
          <table:table-cell table:style-name="ce2100" office:value-type="string" calcext:value-type="string">
            <text:p><text:span text:style-name="T23">➖➖➖ </text:span><text:span text:style-name="T61">Godoni nyelvek </text:span><text:span text:style-name="T62">➖➖➖</text:span>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49"/>
          <table:table-cell table:style-name="ce31"/>
          <table:table-cell table:style-name="ce749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10">
          <table:table-cell table:style-name="ce2072" office:value-type="string" calcext:value-type="string">
            <text:p><text:span text:style-name="T33"><text:a xlink:href="https://github.com/kaktusztea/km100/blob/master/md/fortelyok.kiemelt/nyelvismeret.md" xlink:type="simple">Nyelvismeret</text:a></text:span><text:span text:style-name="T33"> 🔁</text:span>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52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52">🟩 </text:span>Művészetismeret, Értékebecslés;  <text:span text:style-name="T52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52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10">
          <table:table-cell office:value-type="string" calcext:value-type="string">
            <text:p><text:span text:style-name="T34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52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52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44">🟩 </text:span><text:span text:style-name="T45">Kézművesség;  </text:span><text:span text:style-name="T46">🟥 </text:span><text:span text:style-name="T45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span text:style-name="T35"><text:a xlink:href="https://github.com/kaktusztea/szilankrpg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90"/>
          <table:table-cell office:value-type="string" calcext:value-type="string">
            <text:p><text:span text:style-name="T47">🟩 </text:span><text:span text:style-name="T48">Értékbecslés;  </text:span><text:span text:style-name="T49">🟥 </text:span><text:span text:style-name="T48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52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1394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52">🟥 Lexikum, </text:span>Nyomozás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56">➖➖➖ Jellem, fóbiák, hobbik</text:span><text:span text:style-name="T57"> </text:span><text:span text:style-name="T58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52">🟩 </text:span>Művészetismeret;  <text:span text:style-name="T52">🟥 Képzőművészet</text:span>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53">➖➖➖ Mágia</text:span><text:span text:style-name="T54"> </text:span><text:span text:style-name="T55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COUNTA([.O5:.O21])" office:value-type="float" office:value="17" calcext:value-type="float">
            <text:p>17</text:p>
          </table:table-cell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</text:span><text:span text:style-name="T51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865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865" table:number-columns-repeated="16367"/>
        </table:table-row>
        <table:table-row table:style-name="ro36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6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865" table:number-columns-repeated="16367"/>
        </table:table-row>
        <table:table-row table:style-name="ro10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31" office:value-type="string" calcext:value-type="string">
            <text:p><text:span text:style-name="T23">➖➖➖ </text:span><text:span text:style-name="T61">Faj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865" table:number-columns-repeated="16367"/>
        </table:table-row>
        <table:table-row table:style-name="ro35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865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865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865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865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52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865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52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865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52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865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865" table:number-columns-repeated="16367"/>
        </table:table-row>
        <table:table-row table:style-name="ro10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52">🟥 </text:span>Etikett</text:p>
          </table:table-cell>
          <table:table-cell table:style-name="ce1865"/>
          <table:table-cell table:style-name="ce2072" office:value-type="string" calcext:value-type="string">
            <text:p>py4r</text:p>
          </table:table-cell>
          <table:table-cell table:style-name="ce1865"/>
          <table:table-cell table:style-name="ce2072" office:value-type="string" calcext:value-type="string">
            <text:p>Pókiszonyos</text:p>
          </table:table-cell>
          <table:table-cell/>
          <table:table-cell table:style-name="ce31" office:value-type="string" calcext:value-type="string">
            <text:p><text:span text:style-name="T23">➖➖➖ Kyr</text:span><text:span text:style-name="T61">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52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865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52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865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52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865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865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865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865"/>
          <table:table-cell table:style-name="ce2072" office:value-type="string" calcext:value-type="string">
            <text:p>Tériszonyos</text:p>
          </table:table-cell>
          <table:table-cell/>
          <table:table-cell table:style-name="ce31" office:value-type="string" calcext:value-type="string">
            <text:p><text:span text:style-name="T56">➖➖➖ Speciális nyelvek 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865"/>
          <table:table-cell table:style-name="ce2072" office:value-type="string" calcext:value-type="string">
            <text:p>Tudálékos</text:p>
          </table:table-cell>
          <table:table-cell/>
          <table:table-cell table:style-name="ce31" office:value-type="string" calcext:value-type="string">
            <text:p>Harc/klán nyelv</text:p>
          </table:table-cell>
          <table:table-cell table:number-columns-repeated="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865"/>
          <table:table-cell table:style-name="ce1865" office:value-type="string" calcext:value-type="string">
            <text:p>Vezéralkat</text:p>
          </table:table-cell>
          <table:table-cell/>
          <table:table-cell table:style-name="ce31" office:value-type="string" calcext:value-type="string">
            <text:p>Kendőnyelv</text:p>
          </table:table-cell>
          <table:table-cell table:number-columns-repeated="5"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56">➖➖➖ </text:span><text:span text:style-name="T57">Küllem, fizikum </text:span><text:span text:style-name="T58">➖➖➖ </text:span></text:p>
          </table:table-cell>
          <table:table-cell/>
          <table:table-cell table:style-name="ce31"/>
          <table:table-cell table:style-name="ce210"/>
          <table:table-cell table:number-columns-repeated="4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acsony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bínó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Divatos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 table:style-name="ce1865" table:number-columns-repeated="3"/>
          <table:table-cell table:style-name="ce2072" office:value-type="string" calcext:value-type="string">
            <text:p>Jóképű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40"><text:a xlink:href="https://github.com/kaktusztea/km100/blob/master/md/fortelyok.szabad/tanc_belso_stilus.md" xlink:type="simple">Tánc: speciális/belső stílus</text:a></text:span><text:span text:style-name="T40"> 🔁</text:span></text:p>
          </table:table-cell>
          <table:table-cell table:style-name="ce2097" office:value-type="string" calcext:value-type="string">
            <text:p><text:span text:style-name="T52">🟥 </text:span>Előadóművészet, Művészetismeret, Etikett</text:p>
          </table:table-cell>
          <table:table-cell table:style-name="ce1865" table:number-columns-repeated="3"/>
          <table:table-cell table:style-name="ce2072" office:value-type="string" calcext:value-type="string">
            <text:p>Kövér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52">🟩 Kvantikum, </text:span>Nyomozás, Hajózás</text:p>
          </table:table-cell>
          <table:table-cell table:style-name="ce1865" table:number-columns-repeated="3"/>
          <table:table-cell table:style-name="ce2072" office:value-type="string" calcext:value-type="string">
            <text:p>Magas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52">🟩 Nyomozás;   🟥 Városi jártasság, Etikett</text:span></text:p>
          </table:table-cell>
          <table:table-cell table:style-name="ce1865" table:number-columns-repeated="3"/>
          <table:table-cell table:style-name="ce2072" office:value-type="string" calcext:value-type="string">
            <text:p>Mokány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 table:style-name="ce1865" table:number-columns-repeated="3"/>
          <table:table-cell table:style-name="ce2072" office:value-type="string" calcext:value-type="string">
            <text:p>Rusnya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Sebhelyes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1865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Tömzsi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1865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Vékony</text:p>
          </table:table-cell>
          <table:table-cell table:number-columns-repeated="7"/>
          <table:table-cell table:style-name="ce1865" table:number-columns-repeated="16367"/>
        </table:table-row>
        <table:table-row table:style-name="ro3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23">➖➖➖ </text:span><text:span text:style-name="T59">Viszony </text:span><text:span text:style-name="T60">➖➖➖ </text:span></text:p>
          </table:table-cell>
          <table:table-cell table:number-columns-repeated="7"/>
          <table:table-cell table:style-name="ce1865" table:number-columns-repeated="16367"/>
        </table:table-row>
        <table:table-row table:style-name="ro10">
          <table:table-cell table:style-name="ce20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ce1865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865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865" table:number-columns-repeated="3"/>
          <table:table-cell/>
          <table:table-cell table:style-name="ce1865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865" table:number-columns-repeated="3"/>
          <table:table-cell table:style-name="ce2204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865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4">
          <table:table-cell table:number-columns-repeated="2"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5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1865"/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4"/>
          <table:table-cell table:style-name="ce1865" table:number-columns-repeated="16367"/>
        </table:table-row>
        <table:table-row table:style-name="ro4">
          <table:table-cell table:formula="of:=COUNTA([.A78:.A123])-4" office:value-type="float" office:value="42" calcext:value-type="float">
            <text:p>42</text:p>
          </table:table-cell>
          <table:table-cell table:number-columns-repeated="16"/>
          <table:table-cell table:style-name="ce1865" table:number-columns-repeated="16367"/>
        </table:table-row>
        <table:table-row table:style-name="ro4" table:number-rows-repeated="2">
          <table:table-cell table:number-columns-repeated="7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4">
          <table:table-cell table:style-name="ce2080" office:value-type="string" calcext:value-type="string">
            <text:p>Misztikus fortélyok</text:p>
          </table:table-cell>
          <table:table-cell table:style-name="ce1865"/>
          <table:table-cell table:number-columns-repeated="5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4">
          <table:table-cell table:style-name="ce1865" table:number-columns-repeated="2"/>
          <table:table-cell table:number-columns-repeated="5"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7">
          <table:table-cell table:style-name="ce2083" office:value-type="string" calcext:value-type="string">
            <text:p><text:span text:style-name="T37">➖➖ Harci mágia</text:span><text:span text:style-name="T38"> </text:span><text:span text:style-name="T39">➖➖</text:span></text:p>
          </table:table-cell>
          <table:table-cell table:style-name="ce31"/>
          <table:table-cell table:number-columns-repeated="12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7">
          <table:table-cell table:style-name="ce2083" office:value-type="string" calcext:value-type="string">
            <text:p><text:span text:style-name="T37">➖➖ Misztikus képességek</text:span><text:span text:style-name="T38"> </text:span><text:span text:style-name="T39">➖➖</text:span></text:p>
          </table:table-cell>
          <table:table-cell table:style-name="ce1865"/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2"/>
          <table:table-cell table:number-columns-repeated="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span text:style-name="T40"><text:a xlink:href="https://github.com/kaktusztea/szilankrpg/blob/master/md/fortelyok.misztikus/mentalfonal.md" xlink:type="simple">Mentálfonál</text:a></text:span><text:span text:style-name="T4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7">
          <table:table-cell table:style-name="ce2083" office:value-type="string" calcext:value-type="string">
            <text:p><text:span text:style-name="T37">➖➖ Lényismeretek</text:span><text:span text:style-name="T38"> </text:span><text:span text:style-name="T39">➖➖</text:span></text:p>
          </table:table-cell>
          <table:table-cell table:number-columns-repeated="16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7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4" table:number-rows-repeated="1048427">
          <table:table-cell table:number-columns-repeated="17"/>
          <table:table-cell table:style-name="ce1865" table:number-columns-repeated="16367"/>
        </table:table-row>
        <table:table-row table:style-name="ro4">
          <table:table-cell table:number-columns-repeated="17"/>
          <table:table-cell table:style-name="ce1865" table:number-columns-repeated="16367"/>
        </table:table-row>
      </table:table>
      <table:table table:name="Szabályok" table:style-name="ta6" table:print="false">
        <table:table-column table:style-name="co3" table:default-cell-style-name="ce31"/>
        <table:table-column table:style-name="co110" table:default-cell-style-name="ce31"/>
        <table:table-column table:style-name="co42" table:number-columns-repeated="254"/>
        <table:table-column table:style-name="co5" table:number-columns-repeated="16128"/>
        <table:table-row table:style-name="ro4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style-name="ce31" table:number-columns-repeated="16382"/>
        </table:table-row>
        <table:table-row table:style-name="ro37">
          <table:table-cell/>
          <table:table-cell table:style-name="ce271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1" table:number-columns-repeated="16382"/>
        </table:table-row>
        <table:table-row table:style-name="ro37">
          <table:table-cell office:value-type="string" calcext:value-type="string">
            <text:p>Képzettsége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38">
          <table:table-cell/>
          <table:table-cell table:style-name="ce2716" office:value-type="string" calcext:value-type="string">
            <text:p>→ Egy primer képzettség értéke legfeljebb (Tapasztalati Szint) lehet</text:p>
            <text:p><text:span text:style-name="T56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31" table:number-columns-repeated="16382"/>
        </table:table-row>
        <table:table-row table:style-name="ro37">
          <table:table-cell office:value-type="string" calcext:value-type="string">
            <text:p>Fortélyo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39">
          <table:table-cell/>
          <table:table-cell table:style-name="ce2716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31" table:number-columns-repeated="16382"/>
        </table:table-row>
        <table:table-row table:style-name="ro4">
          <table:table-cell/>
          <table:table-cell table:style-name="ce2716"/>
          <table:table-cell table:style-name="ce31" table:number-columns-repeated="16382"/>
        </table:table-row>
        <table:table-row table:style-name="ro37">
          <table:table-cell office:value-type="string" calcext:value-type="string">
            <text:p>Harcérték módosítók (HM)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38">
          <table:table-cell/>
          <table:table-cell table:style-name="ce2716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31" table:number-columns-repeated="16382"/>
        </table:table-row>
        <table:table-row table:style-name="ro4">
          <table:table-cell/>
          <table:table-cell table:style-name="ce2716"/>
          <table:table-cell table:style-name="ce31" table:number-columns-repeated="16382"/>
        </table:table-row>
        <table:table-row table:style-name="ro37">
          <table:table-cell table:style-name="ce2139" office:value-type="string" calcext:value-type="string">
            <text:p>Mágikus tradíció, Arkánumok (Primer képzettség)</text:p>
            <text:p/>
          </table:table-cell>
          <table:table-cell/>
          <table:table-cell table:style-name="ce31" table:number-columns-repeated="16382"/>
        </table:table-row>
        <table:table-row table:style-name="ro39">
          <table:table-cell/>
          <table:table-cell table:style-name="ce2716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31" table:number-columns-repeated="16382"/>
        </table:table-row>
        <table:table-row table:style-name="ro37">
          <table:table-cell table:style-name="ce2716" office:value-type="string" calcext:value-type="string">
            <text:p>Pszí</text:p>
            <text:p/>
          </table:table-cell>
          <table:table-cell/>
          <table:table-cell table:style-name="ce31" table:number-columns-repeated="16382"/>
        </table:table-row>
        <table:table-row table:style-name="ro7">
          <table:table-cell/>
          <table:table-cell table:style-name="ce2716" office:value-type="string" calcext:value-type="string">
            <text:p>→ Pszí alkalmazés: Primer képzettség, ez a „pi4rroni” diszciplínák alkalmazásának ismerete</text:p>
          </table:table-cell>
          <table:table-cell table:style-name="ce31" table:number-columns-repeated="16382"/>
        </table:table-row>
        <table:table-row table:style-name="ro4">
          <table:table-cell table:number-columns-repeated="2"/>
          <table:table-cell table:style-name="ce31" table:number-columns-repeated="16382"/>
        </table:table-row>
        <table:table-row table:style-name="ro40">
          <table:table-cell table:number-columns-repeated="2"/>
          <table:table-cell table:style-name="ce31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1" table:number-columns-repeated="16382"/>
        </table:table-row>
        <table:table-row table:style-name="ro39">
          <table:table-cell/>
          <table:table-cell table:style-name="ce27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1" table:number-columns-repeated="16382"/>
        </table:table-row>
        <table:table-row table:style-name="ro4" table:number-rows-repeated="1048557">
          <table:table-cell table:number-columns-repeated="2"/>
          <table:table-cell table:style-name="ce31" table:number-columns-repeated="16382"/>
        </table:table-row>
        <table:table-row table:style-name="ro4">
          <table:table-cell table:number-columns-repeated="2"/>
          <table:table-cell table:style-name="ce31" table:number-columns-repeated="16382"/>
        </table:table-row>
      </table:table>
      <table:table table:name="changelog" table:style-name="ta6" table:print="false">
        <table:table-column table:style-name="co111" table:default-cell-style-name="ce1865"/>
        <table:table-column table:style-name="co5" table:number-columns-repeated="2" table:default-cell-style-name="ce1865"/>
        <table:table-column table:style-name="co5" table:number-columns-repeated="16381"/>
        <table:table-row table:style-name="ro7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4">
          <table:table-cell table:style-name="Default" table:number-columns-repeated="16384"/>
        </table:table-row>
        <table:table-row table:style-name="ro7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7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egyver: „Kopja, torna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egyver oszlop: pengehoss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4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Harcos elme: 3.fok (4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ktuális Aura rubr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entálfonál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1" office:value-type="string" calcext:value-type="string">
            <text:p>V9.2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Vezető: Vajákmester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érzék fortély: Irányérzé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2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office:value-type="string" calcext:value-type="string">
            <text:p><text:span text:style-name="T64">* Új Szabad Fortélyok: Háziállatok idomítása, </text:span><text:span text:style-name="T65">Vadállat idomítása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1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1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prítás harcmodor átnevezve: Rombol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labárd harcértéke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egyver: Vívóbo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Kézműves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Harci iskola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Fortélyo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0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Zúzás harcmodor átnevezve: Aprí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fortély: Méregálló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0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CÉ Alap: -15 (-10 helyet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9.0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Új MGT modell implement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GT: kisebb felbon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MGT Harckeret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Nehézvértek TÉ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8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7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arcos elme leír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Gyors kezdeményezés: 4 KÉ / f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8" office:value-type="string" calcext:value-type="string">
            <text:p>V8.9.6 – k20 innentől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20 konverzió minden harcértékr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inden fegyver k20-ra konvertál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5 – k100 utolsó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arma Hátterek bővülte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865" table:number-columns-repeated="16381"/>
        </table:table-row>
        <table:table-row table:style-name="ro36">
          <table:table-cell table:style-name="ce2149" office:value-type="string" calcext:value-type="string">
            <text:p><text:span text:style-name="T23">* Távharc VÉ kalkulátor</text:span> táblázat javítva (Osztó érték kiolvasás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4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uszta kéz Belharcban – fegyverlistá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Belharc fortély bónuszai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tkezes harc Sebzés kalkuláció jav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3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6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2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1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9.0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orharc a harcmodor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ávharc Szorzó táblázato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használat 3.fok: +5 VÉ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9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orharc harcmodor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Ostorharc fegyverek a fegyver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8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jzshasználat: 3 fokú lett (2-ből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7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6" office:value-type="string" calcext:value-type="string">
            <text:p>V8.8.6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Vezető fortélyo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kultúrkörök listáj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50" office:value-type="string" calcext:value-type="string">
            <text:p>V8.8.5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Pajzsok egyéni harcértékei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2">
          <table:table-cell table:style-name="ce2150" office:value-type="string" calcext:value-type="string">
            <text:p>V8.8.4</text:p>
          </table:table-cell>
          <table:table-cell table:number-columns-repeated="2"/>
          <table:table-cell table:style-name="ce1865" table:number-columns-repeated="16381"/>
        </table:table-row>
        <table:table-row table:style-name="ro42">
          <table:table-cell table:style-name="ce2147" office:value-type="string" calcext:value-type="string">
            <text:p>* Új: Alakzatharc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2">
          <table:table-cell table:style-name="ce2147" office:value-type="string" calcext:value-type="string">
            <text:p>* Új: Alakzat: támad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Új: Alakzat: védekező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Új: Parancsnok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50" office:value-type="string" calcext:value-type="string">
            <text:p>V8.8.3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Új: Harckeret növelés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* Új: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7">
          <table:table-cell table:style-name="ce2147" office:value-type="string" calcext:value-type="string">
            <text:p>* Új: Darál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Taktika: Falanx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1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Nyelvismeret költhető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Maradék nyelvismeret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Elpusztíthatatlan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bestiái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közönsége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Aura Alap beolvasztva az AuraErő értékekb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8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: Nyelvtanulás képzettség (szekunder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elvek átkerültek a Speciális fülre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table:style-name="ce2147" office:value-type="string" calcext:value-type="string">
            <text:p><text:span text:style-name="T23">* Új fortély: Ősi kultkúrkör </text:span><text:span text:style-name="T66">🔁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ilánk pontértéknek cell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elszerelés keret képlet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9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Fortélyok hint szöveg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7.8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<text:span text:style-name="T23">* SzF_Hátterek fül visszanevezve: „</text:span>Speciális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7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Szabad Fortély: Kihallgat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peciális fül átnevezve: SzF_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6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ínzás képzettség megszü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5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4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5" office:value-type="string" calcext:value-type="string">
            <text:p>* <text:span text:style-name="T67">Számtan</text:span> képzettség új neve: Kvantiku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3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képzettségek: Lexikum, Számta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fortély: Történelemismeret (2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lan harci fortélyok harci fortély listá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7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szí képzettség új neve: Pszí használa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szí fortély új neve: Pszí kiterjeszté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ágia módszerek külön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9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8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egszűnt: Manőver Fejlesztő Po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7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fejlesztő táblázat törlés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radíció list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6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5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Leíró Hátterek listája bővít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4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Alap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/ Szint: 5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KP/Szint: 20 + Emlékeze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Leíró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3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elyismeret db számláló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dvezetés átnevezve: Hadásza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Szabad Hátterek: Logisztika, Stratégi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Leíró Háttere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Vadember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fül teljesen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Pont: Tsz/2 (le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Demonológia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lista szinkronizál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rengeteg apró javí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6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Data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5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ncélok, vértek táblázat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GT csökkenés automatikusan 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5.0 – 1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Átfogó, Átlagos kategóriák megszűntek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ura értékek számol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FÉ számítása automatiku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3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ura Alap: új képlet: Tsz+Önuralo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3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átterek szétbontva külön táblázatokr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misítás képzettség bekötv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kma list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Zúzófegyverek harcértékei kidolgoz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3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örténelemismeret: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űveltség: Átlagos (új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Irodalom-ismeret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önnyű képzettsége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akma képzettségek – 3 hely fogla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6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Zenelés Könnyű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elyismeret Bónusz háttér let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omolvasás beolvadt a Természetjárásb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usztítás harcmodor átnevezve: Zúz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szí-iskola képzettség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Élettan: fortély lett képzettségbő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Nyomozás: új képzettség (Primer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letek egyszerűsítése ahol lehe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4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ülek átnevezése, színezés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Cellák betűméretének növe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3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fül: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betűtípus: Avenir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artalék fülön sorok csökken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2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tkezes harc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ncélok, vértek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1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x szint: 2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Alap: 15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/Szint: 100 + (2x Intelligencia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KP/Szint: 40 + (2x Emlékeze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1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átterek átkerült a „Tartalék” lapr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lusz egy sor az Életerő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0.5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/szint: 100-ra csökkent 120-ró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P maradt warning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ix: Primer túllépés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0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8.0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zekunder képzettségek maximuma: (szint x <text:span text:style-name="T68">6</text:span>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Csatabárd, egykezes – Sebessége: 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7.9.3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érték: Aura (3.fül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ÉP táblázat alatt „TÉ levonás”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ár extra sor Fortélyoknál, Manőverekné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7.9.2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7.9.1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50" office:value-type="string" calcext:value-type="string">
            <text:p>V7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áttér fortélyok átnevezve: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áttér táblázatok összevon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ogékonyság átnevezve Érzékenység-r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7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áttér fortélyo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6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Összpontosítás is primer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Észlelés Átfogó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88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M/CM: 5 KP (eddig 4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Buzogány harcérték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7.0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9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Kiegészítő KP / Szint: (</text:span><text:span text:style-name="T70">20</text:span><text:span text:style-name="T69">+Emlékezet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8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Pajzsok választhatók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Új]</text:span>: Erőbónusz beszámít: (Erő/2) <text:span text:style-name="T71">→ </text:span><text:span text:style-name="T72">lefelé</text:span><text:span text:style-name="T71"> kerekítve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Max képzettség szintek változtak: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                   <text:span text:style-name="T71">→</text:span> A harci és misztikus képzettségek szintje legfeljebb (szint+3) lehe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                   <text:span text:style-name="T71">→</text:span> A többi képzettség értéke pedig legfeljebb (szint+8) lehet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2"/>
          <table:table-cell table:style-name="ce1865" table:number-columns-repeated="16381"/>
        </table:table-row>
        <table:table-row table:style-name="ro43">
          <table:table-cell table:style-name="ce2166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krobat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armák bekerültek (Mágia_Pszí lap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kus összhang karmák is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_pszí lapon formázási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Licenc szöveg módosult kicsi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Távolsági fegyverek külön szekció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ágia tradíciókhoz infobox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szí fokokhoz és iskolához infóbox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6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Kis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CC licenc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865" table:number-columns-repeated="16381"/>
        </table:table-row>
        <table:table-row table:style-name="ro44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Szinttúlépés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office:value-type="string" calcext:value-type="string">
            <text:p> <text:span text:style-name="T73"> </text:span><text:span text:style-name="T74">→</text:span><text:span text:style-name="T73"> </text:span>Karakter neve, faja, vallása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office:value-type="string" calcext:value-type="string">
            <text:p><text:span text:style-name="T73">  </text:span><text:span text:style-name="T74">→</text:span><text:span text:style-name="T73"> Személyiségjegyei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office:value-type="string" calcext:value-type="string">
            <text:p><text:span text:style-name="T73">  </text:span><text:span text:style-name="T74">→</text:span><text:span text:style-name="T73"> Kommunikáció, szociális érzék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1">
          <table:table-cell office:value-type="string" calcext:value-type="string">
            <text:p><text:span text:style-name="T73">  </text:span><text:span text:style-name="T74">→</text:span><text:span text:style-name="T73"> Külső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1HM=5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Szabályok lapon Pszí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önnyű KP oszlop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5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9</text:p>
          </table:table-cell>
          <table:table-cell table:number-columns-repeated="2"/>
          <table:table-cell table:style-name="ce1865" table:number-columns-repeated="16381"/>
        </table:table-row>
        <table:table-row table:style-name="ro44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CHM egyszerűbb neve: C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ágiaiskolák is átlagos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szí és mágia fortélyok külön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ana korlát eltörl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ágia tradíciók: 50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É-be ismét beszámít a TS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P/szint: 80KP (eddig 70 vol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2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VÉ csökkenés plusz sor sok hellye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CÉ-be az Önuralom számít!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arcmodorokhoz új oszlop: Sebessé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4.0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Fájdalomtűrés próbák módosulta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Belharc harcmodor törölv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Fortély cellák átalakítás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KP/Szint = 7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A +6-os tulajdonságok pontértéke beírv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8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Tulajdonságok: Önuralom, Fogékonyság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Max egyfajta HM hiba jav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Belharc bekerült a Harcmodorok közé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1ψP = 2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1 MP = 3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Apró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3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Külön CHM (CÉ-HM) (max 4CHM/Szint)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1 CHM = 4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Egy harcérték alapra max 5/szin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5HM-&gt;3HM m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4HM-&gt;2HM m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3HM-&gt;1HM más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3.1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8, V2.9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7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Életerő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Pajzsok, vértek, SFÉ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96" office:value-type="string" calcext:value-type="string">
            <text:p>sehol a nyomtatási képből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5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4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4">
          <table:table-cell table:style-name="ce2173" office:value-type="string" calcext:value-type="string">
            <text:p>v2.3</text:p>
          </table:table-cell>
          <table:table-cell table:number-columns-repeated="2"/>
          <table:table-cell table:style-name="ce1865" table:number-columns-repeated="16381"/>
        </table:table-row>
        <table:table-row table:style-name="ro4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865" table:number-columns-repeated="16381"/>
        </table:table-row>
        <table:table-row table:style-name="ro4" table:number-rows-repeated="2">
          <table:table-cell table:number-columns-repeated="3"/>
          <table:table-cell table:style-name="ce1865" table:number-columns-repeated="16381"/>
        </table:table-row>
        <table:table-row table:style-name="ro43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44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4" table:number-rows-repeated="1047771">
          <table:table-cell table:number-columns-repeated="3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12" table:default-cell-style-name="ce31"/>
        <table:table-column table:style-name="co113" table:default-cell-style-name="ce955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63" table:default-cell-style-name="ce31"/>
        <table:table-column table:style-name="co117" table:default-cell-style-name="ce31"/>
        <table:table-column table:style-name="co118" table:default-cell-style-name="ce31"/>
        <table:table-column table:style-name="co119" table:default-cell-style-name="ce31"/>
        <table:table-column table:style-name="co120" table:default-cell-style-name="ce31"/>
        <table:table-column table:style-name="co121" table:default-cell-style-name="ce31"/>
        <table:table-column table:style-name="co122" table:default-cell-style-name="ce31"/>
        <table:table-column table:style-name="co123" table:default-cell-style-name="ce31"/>
        <table:table-column table:style-name="co124" table:default-cell-style-name="ce31"/>
        <table:table-column table:style-name="co125" table:default-cell-style-name="ce31"/>
        <table:table-column table:style-name="co126" table:default-cell-style-name="ce31"/>
        <table:table-column table:style-name="co127" table:default-cell-style-name="ce31"/>
        <table:table-column table:style-name="co128" table:default-cell-style-name="ce31"/>
        <table:table-column table:style-name="co129" table:default-cell-style-name="ce31"/>
        <table:table-column table:style-name="co130" table:number-columns-repeated="2" table:default-cell-style-name="ce2"/>
        <table:table-column table:style-name="co130" table:default-cell-style-name="ce31"/>
        <table:table-column table:style-name="co42" table:number-columns-repeated="2" table:default-cell-style-name="ce31"/>
        <table:table-column table:style-name="co40" table:number-columns-repeated="9" table:default-cell-style-name="ce31"/>
        <table:table-column table:style-name="co42" table:number-columns-repeated="223"/>
        <table:table-column table:style-name="co5" table:number-columns-repeated="16128"/>
        <table:table-row table:style-name="ro4">
          <table:table-cell table:number-columns-repeated="33"/>
          <table:table-cell table:style-name="ce31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79"/>
          <table:covered-table-cell table:number-columns-repeated="6" table:style-name="ce1103"/>
          <table:covered-table-cell table:number-columns-repeated="3" table:style-name="ce2611"/>
          <table:covered-table-cell table:style-name="ce1103"/>
          <table:table-cell table:number-columns-repeated="17"/>
          <table:table-cell table:style-name="ce31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7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611" table:number-columns-repeated="3"/>
          <table:table-cell table:style-name="ce1103"/>
          <table:table-cell table:number-columns-repeated="17"/>
          <table:table-cell table:style-name="ce31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3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695"/>
          <table:table-cell table:style-name="ce719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1" table:number-columns-repeated="16351"/>
        </table:table-row>
        <table:table-row table:style-name="ro45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95" office:value-type="string" calcext:value-type="string">
            <text:p>Szint</text:p>
          </table:table-cell>
          <table:table-cell table:style-name="ce2595" office:value-type="string" calcext:value-type="string" table:number-columns-spanned="2" table:number-rows-spanned="1">
            <text:p>KP</text:p>
          </table:table-cell>
          <table:covered-table-cell table:style-name="ce2595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695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1"/>
          <table:table-cell table:number-columns-repeated="3"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 table:style-name="ce31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695"/>
          <table:table-cell table:number-columns-repeated="2" table:style-name="ce2324" office:value-type="float" office:value="1" calcext:value-type="float">
            <text:p>1</text:p>
          </table:table-cell>
          <table:table-cell table:style-name="ce31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1" table:number-columns-repeated="2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2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695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31" office:value-type="string" calcext:value-type="string">
            <text:p>Fok</text:p>
          </table:table-cell>
          <table:table-cell table:style-name="ce263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5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949"/>
          <table:table-cell table:style-name="ce2399" table:number-columns-repeated="3"/>
          <table:table-cell/>
          <table:table-cell table:style-name="ce759" office:value-type="string" calcext:value-type="string">
            <text:p>Z2</text:p>
          </table:table-cell>
          <table:table-cell table:style-name="ce2412" table:number-columns-repeated="3"/>
          <table:table-cell table:style-name="ce31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1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695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1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695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1" table:number-columns-repeated="16351"/>
        </table:table-row>
        <table:table-row table:style-name="ro22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265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1" table:number-columns-repeated="16351"/>
        </table:table-row>
        <table:table-row table:style-name="ro4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528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51"/>
          <table:table-cell table:number-columns-repeated="12"/>
          <table:table-cell table:style-name="ce31" table:number-columns-repeated="16351"/>
        </table:table-row>
        <table:table-row table:style-name="ro1">
          <table:table-cell table:number-columns-repeated="2"/>
          <table:table-cell table:style-name="ce200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3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51" table:content-validation-name="val36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51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1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 table:number-columns-repeated="2"/>
          <table:table-cell table:style-name="ce200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51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17">
          <table:table-cell/>
          <table:table-cell table:style-name="ce2514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0" table:number-columns-repeated="3"/>
          <table:table-cell table:style-name="ce2651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0"/>
          <table:table-cell table:style-name="ce2651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74" office:value-type="string" calcext:value-type="string" table:number-columns-spanned="2" table:number-rows-spanned="1">
            <text:p>Felszerelés keret alap</text:p>
          </table:table-cell>
          <table:covered-table-cell table:style-name="ce2351"/>
          <table:table-cell table:style-name="ce75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514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31" table:content-validation-name="val222" office:value-type="string" calcext:value-type="string">
            <text:p>Fok</text:p>
          </table:table-cell>
          <table:table-cell table:style-name="ce2631" table:content-validation-name="val222" office:value-type="string" calcext:value-type="string">
            <text:p>Bónusz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0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zero 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695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 table:number-columns-repeated="4"/>
          <table:table-cell table:style-name="ce2287" office:value-type="string" calcext:value-type="string" table:number-columns-spanned="2" table:number-rows-spanned="1">
            <text:p>Nyelvtanulás pont/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22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31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7">
          <table:table-cell/>
          <table:table-cell table:style-name="ce2514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 table:number-columns-repeated="17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2514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6" table:number-columns-repeated="3"/>
          <table:table-cell table:style-name="ce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0"/>
          <table:table-cell table:style-name="ce204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4">
          <table:table-cell/>
          <table:table-cell table:style-name="ce2514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27">
          <table:table-cell/>
          <table:table-cell table:style-name="ce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0"/>
          <table:table-cell table:style-name="ce2288" office:value-type="string" calcext:value-type="string">
            <text:p>S1</text:p>
          </table:table-cell>
          <table:table-cell table:style-name="ce2288" office:value-type="string" calcext:value-type="string">
            <text:p>S2</text:p>
          </table:table-cell>
          <table:table-cell table:style-name="ce2288" office:value-type="string" calcext:value-type="string">
            <text:p>S3</text:p>
          </table:table-cell>
          <table:table-cell table:style-name="ce2288" office:value-type="string" calcext:value-type="string">
            <text:p>S4</text:p>
          </table:table-cell>
          <table:table-cell/>
          <table:table-cell table:style-name="ce2574" office:value-type="string" calcext:value-type="string">
            <text:p>Harckeret növ fok bónusz</text:p>
          </table:table-cell>
          <table:table-cell table:style-name="ce759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99" table:number-columns-repeated="2"/>
          <table:table-cell table:style-name="ce799" office:value-type="string" calcext:value-type="string">
            <text:p>k20</text:p>
          </table:table-cell>
          <table:table-cell table:style-name="ce2637" office:value-type="string" calcext:value-type="string">
            <text:p>k100</text:p>
          </table:table-cell>
          <table:table-cell/>
          <table:table-cell table:style-name="ce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1" table:number-columns-repeated="16351"/>
        </table:table-row>
        <table:table-row table:style-name="ro20">
          <table:table-cell/>
          <table:table-cell table:style-name="ce211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9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9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99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99"/>
          <table:table-cell/>
          <table:table-cell table:style-name="ce799" office:value-type="float" office:value="3" calcext:value-type="float">
            <text:p>3</text:p>
          </table:table-cell>
          <table:table-cell table:style-name="ce2637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99"/>
          <table:table-cell/>
          <table:table-cell table:style-name="ce799" office:value-type="float" office:value="4" calcext:value-type="float">
            <text:p>4</text:p>
          </table:table-cell>
          <table:table-cell table:style-name="ce2637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99"/>
          <table:table-cell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3"/>
          <table:table-cell table:style-name="ce759" office:value-type="float" office:value="2" calcext:value-type="float">
            <text:p>2</text:p>
          </table:table-cell>
          <table:table-cell table:style-name="ce2398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9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99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0"/>
          <table:table-cell table:style-name="ce79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99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7" table:content-validation-name="val36" office:value-type="float" office:value="20" calcext:value-type="float">
            <text:p>2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695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799" office:value-type="float" office:value="8" calcext:value-type="float">
            <text:p>8</text:p>
          </table:table-cell>
          <table:table-cell table:style-name="ce955" table:number-columns-repeated="2"/>
          <table:table-cell table:style-name="ce799" table:content-validation-name="val36"/>
          <table:table-cell table:style-name="ce799"/>
          <table:table-cell table:style-name="ce2637" table:content-validation-name="val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30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799" office:value-type="float" office:value="9" calcext:value-type="float">
            <text:p>9</text:p>
          </table:table-cell>
          <table:table-cell table:style-name="ce2625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table:content-validation-name="val36" office:value-type="float" office:value="0" calcext:value-type="float">
            <text:p>0</text:p>
          </table:table-cell>
          <table:table-cell table:number-columns-repeated="2" table:style-name="ce2552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799" office:value-type="float" office:value="10" calcext:value-type="float">
            <text:p>10</text:p>
          </table:table-cell>
          <table:table-cell table:style-name="ce955" office:value-type="string" calcext:value-type="string">
            <text:p>Mozdulatlan/álló lövész</text:p>
          </table:table-cell>
          <table:table-cell table:style-name="ce955"/>
          <table:table-cell/>
          <table:table-cell table:style-name="ce2625" table:content-validation-name="val36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table:content-validation-name="val36" office:value-type="float" office:value="1" calcext:value-type="float">
            <text:p>1</text:p>
          </table:table-cell>
          <table:table-cell table:style-name="ce2552" table:content-validation-name="val36" office:value-type="float" office:value="5" calcext:value-type="float">
            <text:p>5</text:p>
          </table:table-cell>
          <table:table-cell table:style-name="ce2552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799" office:value-type="float" office:value="12" calcext:value-type="float">
            <text:p>12</text:p>
          </table:table-cell>
          <table:table-cell table:style-name="ce955" office:value-type="string" calcext:value-type="string">
            <text:p>A lövész lassan egyenletesen sétál</text:p>
          </table:table-cell>
          <table:table-cell table:style-name="ce955"/>
          <table:table-cell/>
          <table:table-cell table:style-name="ce799" table:content-validation-name="val36" office:value-type="float" office:value="1" calcext:value-type="float">
            <text:p>1</text:p>
          </table:table-cell>
          <table:table-cell table:style-name="ce2640" table:content-validation-name="val36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table:content-validation-name="val36" office:value-type="float" office:value="2" calcext:value-type="float">
            <text:p>2</text:p>
          </table:table-cell>
          <table:table-cell table:style-name="ce2552" table:content-validation-name="val36" office:value-type="float" office:value="10" calcext:value-type="float">
            <text:p>10</text:p>
          </table:table-cell>
          <table:table-cell table:style-name="ce2552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2" table:content-validation-name="val36"/>
          <table:table-cell table:number-columns-repeated="3"/>
          <table:table-cell table:style-name="ce799" office:value-type="float" office:value="14" calcext:value-type="float">
            <text:p>14</text:p>
          </table:table-cell>
          <table:table-cell table:style-name="ce955" office:value-type="string" calcext:value-type="string">
            <text:p>A lövész lassan fut</text:p>
          </table:table-cell>
          <table:table-cell table:style-name="ce955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7" table:content-validation-name="val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3" table:content-validation-name="val36" office:value-type="float" office:value="3" calcext:value-type="float">
            <text:p>3</text:p>
          </table:table-cell>
          <table:table-cell table:style-name="ce2552" table:content-validation-name="val36" office:value-type="float" office:value="15" calcext:value-type="float">
            <text:p>15</text:p>
          </table:table-cell>
          <table:table-cell table:style-name="ce2552" table:content-validation-name="val36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398" office:value-type="string" calcext:value-type="string" table:number-columns-spanned="3" table:number-rows-spanned="1">
            <text:p>VÉ bónusz lemez torzónál</text:p>
          </table:table-cell>
          <table:covered-table-cell table:style-name="ce759" table:content-validation-name="val36"/>
          <table:covered-table-cell table:style-name="ce949"/>
          <table:table-cell table:number-columns-repeated="4"/>
          <table:table-cell table:style-name="ce799" office:value-type="float" office:value="15" calcext:value-type="float">
            <text:p>15</text:p>
          </table:table-cell>
          <table:table-cell table:style-name="ce955" office:value-type="string" calcext:value-type="string">
            <text:p>A lövész rohan</text:p>
          </table:table-cell>
          <table:table-cell table:style-name="ce955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7" table:content-validation-name="val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5" table:content-validation-name="val36"/>
          <table:table-cell table:style-name="ce425" table:content-validation-name="val36" table:number-columns-repeated="2"/>
          <table:table-cell table:style-name="ce2" table:content-validation-name="val36"/>
          <table:table-cell table:style-name="ce2581" table:content-validation-name="val36"/>
          <table:table-cell table:style-name="ce2" table:content-validation-name="val36" table:number-columns-repeated="3"/>
          <table:table-cell table:number-columns-repeated="3"/>
          <table:table-cell table:style-name="ce799" office:value-type="float" office:value="17" calcext:value-type="float">
            <text:p>17</text:p>
          </table:table-cell>
          <table:table-cell table:style-name="ce955" table:number-columns-repeated="3"/>
          <table:table-cell table:style-name="ce799"/>
          <table:table-cell table:style-name="ce2637" table:content-validation-name="val36" office:value-type="float" office:value="10" calcext:value-type="float">
            <text:p>1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2"/>
          <table:table-cell table:style-name="ce799" office:value-type="float" office:value="20" calcext:value-type="float">
            <text:p>20</text:p>
          </table:table-cell>
          <table:table-cell table:style-name="ce2625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30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79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99"/>
          <table:table-cell table:style-name="ce2" office:value-type="float" office:value="4" calcext:value-type="float">
            <text:p>4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556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556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556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79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55"/>
          <table:table-cell table:style-name="ce2" office:value-type="float" office:value="3" calcext:value-type="float">
            <text:p>3</text:p>
          </table:table-cell>
          <table:table-cell table:style-name="ce2637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759" table:content-validation-name="val220" office:value-type="string" calcext:value-type="string">
            <text:p>Pocsék</text:p>
          </table:table-cell>
          <table:table-cell table:style-name="ce759" table:content-validation-name="val220" office:value-type="string" calcext:value-type="string">
            <text:p>Átlagos</text:p>
          </table:table-cell>
          <table:table-cell table:style-name="ce2041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79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55"/>
          <table:table-cell table:style-name="ce2" office:value-type="float" office:value="2" calcext:value-type="float">
            <text:p>2</text:p>
          </table:table-cell>
          <table:table-cell table:style-name="ce2637" office:value-type="float" office:value="7" calcext:value-type="float">
            <text:p>7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7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7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55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759" office:value-type="float" office:value="0.25" calcext:value-type="float">
            <text:p>0,25</text:p>
          </table:table-cell>
          <table:table-cell table:style-name="Default" table:number-columns-repeated="3"/>
          <table:table-cell table:style-name="ce79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7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7"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55"/>
          <table:table-cell table:style-name="ce2" office:value-type="float" office:value="-2" calcext:value-type="float">
            <text:p>-2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11"/>
          <table:table-cell table:style-name="ce79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55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2"/>
          <table:table-cell table:style-name="ce799" office:value-type="float" office:value="110" calcext:value-type="float">
            <text:p>11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2" calcext:value-type="float">
            <text:p>-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2"/>
          <table:table-cell table:style-name="ce799" office:value-type="float" office:value="120" calcext:value-type="float">
            <text:p>12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556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1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99" office:value-type="float" office:value="130" calcext:value-type="float">
            <text:p>13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Acé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99" office:value-type="float" office:value="140" calcext:value-type="float">
            <text:p>140</text:p>
          </table:table-cell>
          <table:table-cell table:style-name="ce955" table:number-columns-repeated="3"/>
          <table:table-cell table:style-name="ce799"/>
          <table:table-cell table:style-name="ce2637" office:value-type="float" office:value="-5" calcext:value-type="float">
            <text:p>-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Bronz</text:p>
          </table:table-cell>
          <table:table-cell table:style-name="ce759" office:value-type="float" office:value="-5" calcext:value-type="float">
            <text:p>-5</text:p>
          </table:table-cell>
          <table:table-cell table:style-name="ce759" office:value-type="float" office:value="0.5" calcext:value-type="float">
            <text:p>0,5</text:p>
          </table:table-cell>
          <table:table-cell table:style-name="ce75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50" calcext:value-type="float">
            <text:p>150</text:p>
          </table:table-cell>
          <table:table-cell table:style-name="ce2625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Abbitacél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60" calcext:value-type="float">
            <text:p>160</text:p>
          </table:table-cell>
          <table:table-cell table:style-name="ce955" office:value-type="string" calcext:value-type="string">
            <text:p>Jól kivehető kontúr</text:p>
          </table:table-cell>
          <table:table-cell table:style-name="ce955" table:number-columns-repeated="2"/>
          <table:table-cell table:style-name="ce2625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Mithrill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100" calcext:value-type="float">
            <text:p>100</text:p>
          </table:table-cell>
          <table:table-cell table:style-name="ce75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49"/>
          <table:table-cell/>
          <table:table-cell table:style-name="ce799" office:value-type="float" office:value="170" calcext:value-type="float">
            <text:p>170</text:p>
          </table:table-cell>
          <table:table-cell table:style-name="ce955" office:value-type="string" calcext:value-type="string">
            <text:p>Szürkületben</text:p>
          </table:table-cell>
          <table:table-cell table:style-name="ce955" table:number-columns-repeated="2"/>
          <table:table-cell table:style-name="ce2625" office:value-type="float" office:value="1" calcext:value-type="float">
            <text:p>1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041" office:value-type="string" calcext:value-type="string">
            <text:p>Lunír</text:p>
          </table:table-cell>
          <table:table-cell table:style-name="ce759" office:value-type="float" office:value="20" calcext:value-type="float">
            <text:p>20</text:p>
          </table:table-cell>
          <table:table-cell table:style-name="ce759" office:value-type="float" office:value="1000" calcext:value-type="float">
            <text:p>1000</text:p>
          </table:table-cell>
          <table:table-cell table:style-name="ce75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49"/>
          <table:table-cell/>
          <table:table-cell table:style-name="ce799" office:value-type="float" office:value="180" calcext:value-type="float">
            <text:p>180</text:p>
          </table:table-cell>
          <table:table-cell table:style-name="ce955" office:value-type="string" calcext:value-type="string">
            <text:p>Homályos kontúr</text:p>
          </table:table-cell>
          <table:table-cell table:style-name="ce955" table:number-columns-repeated="2"/>
          <table:table-cell table:style-name="ce799" office:value-type="float" office:value="1" calcext:value-type="float">
            <text:p>1</text:p>
          </table:table-cell>
          <table:table-cell table:style-name="ce2640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49"/>
          <table:table-cell/>
          <table:table-cell table:style-name="ce799" office:value-type="float" office:value="190" calcext:value-type="float">
            <text:p>190</text:p>
          </table:table-cell>
          <table:table-cell table:style-name="ce955" office:value-type="string" calcext:value-type="string">
            <text:p>Éppen kivehető kontúr – zajos</text:p>
          </table:table-cell>
          <table:table-cell table:style-name="ce955" table:number-columns-repeated="2"/>
          <table:table-cell table:style-name="ce799" office:value-type="float" office:value="2" calcext:value-type="float">
            <text:p>2</text:p>
          </table:table-cell>
          <table:table-cell table:style-name="ce2637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49"/>
          <table:table-cell/>
          <table:table-cell table:style-name="ce799" office:value-type="float" office:value="200" calcext:value-type="float">
            <text:p>200</text:p>
          </table:table-cell>
          <table:table-cell table:style-name="ce955" office:value-type="string" calcext:value-type="string">
            <text:p>Éppen kivehető kontúr – csende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49"/>
          <table:table-cell/>
          <table:table-cell table:style-name="ce955"/>
          <table:table-cell table:style-name="ce955" office:value-type="string" calcext:value-type="string">
            <text:p>Háttérrel egybeolvadó kontúr – zajo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4"/>
          <table:table-cell table:style-name="ce719"/>
          <table:table-cell table:number-columns-repeated="5"/>
          <table:table-cell table:style-name="ce799"/>
          <table:table-cell table:style-name="ce955" office:value-type="string" calcext:value-type="string">
            <text:p>Háttérrel egybeolvadó kontúr – csendes</text:p>
          </table:table-cell>
          <table:table-cell table:style-name="ce955" table:number-columns-repeated="2"/>
          <table:table-cell table:style-name="ce2347" office:value-type="float" office:value="99" calcext:value-type="float">
            <text:p>99</text:p>
          </table:table-cell>
          <table:table-cell table:style-name="ce2637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49"/>
          <table:table-cell table:style-name="ce719" table:number-columns-repeated="2"/>
          <table:table-cell table:number-columns-repeated="5"/>
          <table:table-cell table:style-name="ce955" table:number-columns-repeated="4"/>
          <table:table-cell table:style-name="ce799"/>
          <table:table-cell table:style-name="ce2637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68" table:content-validation-name="val219" office:value-type="string" calcext:value-type="string">
            <text:p>TÉ</text:p>
          </table:table-cell>
          <table:table-cell table:style-name="ce2578" table:content-validation-name="val219" office:value-type="string" calcext:value-type="string">
            <text:p>VÉ</text:p>
          </table:table-cell>
          <table:table-cell table:number-columns-repeated="8"/>
          <table:table-cell table:style-name="ce2625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99"/>
          <table:table-cell table:style-name="ce799"/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561" table:content-validation-name="val219" table:formula="of:=VLOOKUP([.$C81];harcmodorok;2)" office:value-type="float" office:value="-9" calcext:value-type="float">
            <text:p>-9</text:p>
          </table:table-cell>
          <table:table-cell table:style-name="ce256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625" table:number-columns-repeated="2"/>
          <table:table-cell table:style-name="ce2625" office:value-type="float" office:value="0" calcext:value-type="float">
            <text:p>0</text:p>
          </table:table-cell>
          <table:table-cell table:style-name="ce2637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561" table:content-validation-name="val219" table:formula="of:=VLOOKUP([.$C82];harcmodorok;2)" office:value-type="float" office:value="3" calcext:value-type="float">
            <text:p>3</text:p>
          </table:table-cell>
          <table:table-cell table:style-name="ce256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394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640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561" table:content-validation-name="val219" table:formula="of:=VLOOKUP([.$C83];harcmodorok;2)" office:value-type="float" office:value="6" calcext:value-type="float">
            <text:p>6</text:p>
          </table:table-cell>
          <table:table-cell table:style-name="ce256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561" table:content-validation-name="val219" table:formula="of:=VLOOKUP([.$C84];harcmodorok;2)" office:value-type="float" office:value="9" calcext:value-type="float">
            <text:p>9</text:p>
          </table:table-cell>
          <table:table-cell table:style-name="ce256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4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3"/>
          <table:table-cell table:style-name="ce955" table:number-columns-repeated="3"/>
          <table:table-cell table:style-name="ce799"/>
          <table:table-cell table:style-name="ce2361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52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68" table:content-validation-name="val118" office:value-type="string" calcext:value-type="string">
            <text:p>TÉ</text:p>
          </table:table-cell>
          <table:table-cell table:style-name="ce2578" table:content-validation-name="val118" office:value-type="string" calcext:value-type="string">
            <text:p>VÉ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561" office:value-type="float" office:value="0" calcext:value-type="float">
            <text:p>0</text:p>
          </table:table-cell>
          <table:table-cell table:number-columns-repeated="2" table:style-name="ce2561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561" office:value-type="float" office:value="6" calcext:value-type="float">
            <text:p>6</text:p>
          </table:table-cell>
          <table:table-cell table:number-columns-repeated="2" table:style-name="ce2561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561" office:value-type="float" office:value="9" calcext:value-type="float">
            <text:p>9</text:p>
          </table:table-cell>
          <table:table-cell table:number-columns-repeated="2" table:style-name="ce2561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6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11"/>
          <table:table-cell table:number-columns-repeated="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1394"/>
          <table:table-cell table:style-name="ce31"/>
          <table:table-cell table:style-name="ce1394" table:number-columns-repeated="3"/>
          <table:table-cell table:number-columns-repeated="9"/>
          <table:table-cell table:style-name="ce31" table:number-columns-repeated="16351"/>
        </table:table-row>
        <table:table-row table:style-name="ro4">
          <table:table-cell table:number-columns-repeated="19"/>
          <table:table-cell table:style-name="ce1394" table:number-columns-repeated="5"/>
          <table:table-cell table:number-columns-repeated="9"/>
          <table:table-cell table:style-name="ce31" table:number-columns-repeated="16351"/>
        </table:table-row>
        <table:table-row table:style-name="ro4" table:number-rows-repeated="2">
          <table:table-cell table:number-columns-repeated="18"/>
          <table:table-cell table:style-name="ce1394" table:number-columns-repeated="3"/>
          <table:table-cell table:number-columns-repeated="12"/>
          <table:table-cell table:style-name="ce31" table:number-columns-repeated="16351"/>
        </table:table-row>
        <table:table-row table:style-name="ro4">
          <table:table-cell table:number-columns-repeated="18"/>
          <table:table-cell table:style-name="ce1394"/>
          <table:table-cell/>
          <table:table-cell table:style-name="ce1394"/>
          <table:table-cell table:number-columns-repeated="12"/>
          <table:table-cell table:style-name="ce31" table:number-columns-repeated="16351"/>
        </table:table-row>
        <table:table-row table:style-name="ro4">
          <table:table-cell table:number-columns-repeated="18"/>
          <table:table-cell table:style-name="ce1394"/>
          <table:table-cell table:number-columns-repeated="14"/>
          <table:table-cell table:style-name="ce31" table:number-columns-repeated="16351"/>
        </table:table-row>
        <table:table-row table:style-name="ro4" table:number-rows-repeated="3">
          <table:table-cell table:number-columns-repeated="33"/>
          <table:table-cell table:style-name="ce31" table:number-columns-repeated="16351"/>
        </table:table-row>
        <table:table-row table:style-name="ro7">
          <table:table-cell/>
          <table:table-cell table:style-name="ce2737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1" table:number-columns-repeated="16351"/>
        </table:table-row>
        <table:table-row table:style-name="ro4">
          <table:table-cell/>
          <table:table-cell table:style-name="ce2738" office:value-type="string" calcext:value-type="string">
            <text:p>https://github.com/kaktusztea/szilankrpg</text:p>
          </table:table-cell>
          <table:table-cell table:number-columns-repeated="31"/>
          <table:table-cell table:style-name="ce31" table:number-columns-repeated="16351"/>
        </table:table-row>
        <table:table-row table:style-name="ro4" table:number-rows-repeated="30">
          <table:table-cell table:number-columns-repeated="33"/>
          <table:table-cell table:style-name="ce31" table:number-columns-repeated="16351"/>
        </table:table-row>
        <table:table-row table:style-name="ro4" table:number-rows-repeated="2">
          <table:table-cell table:style-name="ce2155"/>
          <table:table-cell table:number-columns-repeated="4"/>
          <table:table-cell table:style-name="ce2581"/>
          <table:table-cell table:style-name="ce2" table:number-columns-repeated="3"/>
          <table:table-cell table:number-columns-repeated="24"/>
          <table:table-cell table:style-name="ce31" table:number-columns-repeated="16351"/>
        </table:table-row>
        <table:table-row table:style-name="ro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4" table:number-rows-repeated="9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6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4" table:number-rows-repeated="6529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1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 table:number-rows-repeated="2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4" table:number-rows-repeated="983090">
          <table:table-cell table:number-columns-repeated="33"/>
          <table:table-cell table:style-name="ce31" table:number-columns-repeated="16351"/>
        </table:table-row>
        <table:table-row table:style-name="ro4">
          <table:table-cell table:number-columns-repeated="33"/>
          <table:table-cell table:style-name="ce31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1"/>
        <table:table-column table:style-name="co5" table:number-columns-repeated="2" table:default-cell-style-name="ce1865"/>
        <table:table-column table:style-name="co5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7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  <table:table-row table:style-name="ro7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37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4" table:number-rows-repeated="1048567">
          <table:table-cell table:number-columns-repeated="3"/>
          <table:table-cell table:style-name="ce1865" table:number-columns-repeated="16381"/>
        </table:table-row>
        <table:table-row table:style-name="ro4">
          <table:table-cell table:number-columns-repeated="3"/>
          <table:table-cell table:style-name="ce1865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0"/>
        <table:named-range table:name="fortelyok_harci_full" table:base-cell-address="$Fortélylista.$A$102" table:cell-range-address="$Fortélylista.$A$77:.$B$120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8"/>
        <table:named-range table:name="fortelyok_misztikus_full" table:base-cell-address="$Fortélylista.$D$73" table:cell-range-address="$Fortélylista.$A$128:.$B$148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00.00.00</text:date>, <text:time style:data-style-name="N2" text:time-value="21:45:15.26637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4-01T22:02:40.606640000</dc:date>
    <meta:editing-cycles>1502</meta:editing-cycles>
    <meta:editing-duration>P13DT6H58M32S</meta:editing-duration>
    <meta:document-statistic meta:table-count="12" meta:cell-count="5188" meta:object-count="0"/>
    <meta:user-defined meta:name="Author">Fekete Bálint (Kaktusztea, Ailtas)</meta:user-defined>
    <meta:user-defined meta:name="Szerepjáték">Szilánk RPG</meta:user-defined>
  </office:meta>
</office:document-meta>
</file>